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in" fo:margin-bottom="0.0972in" style:contextual-spacing="false" fo:line-height="115%"/>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Heading_20_2">
      <style:paragraph-properties fo:margin-top="0in" fo:margin-bottom="0.0972in" style:contextual-spacing="false" fo:line-height="115%"/>
    </style:style>
    <style:style style:name="P5" style:family="paragraph" style:parent-style-name="Heading_20_3">
      <style:paragraph-properties fo:margin-top="0in" fo:margin-bottom="0.0972in" style:contextual-spacing="false" fo:line-height="115%"/>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Horizontal_20_Line">
      <style:paragraph-properties fo:margin-top="0in" fo:margin-bottom="0.0972in" style:contextual-spacing="false" fo:line-height="115%"/>
    </style:style>
    <style:style style:name="P13" style:family="paragraph" style:parent-style-name="Text_20_body" style:list-style-name="L5"/>
    <style:style style:name="P14" style:family="paragraph" style:parent-style-name="Preformatted_20_Text">
      <style:paragraph-properties fo:margin-top="0in" fo:margin-bottom="0.0972in" style:contextual-spacing="false" fo:line-height="115%"/>
    </style:style>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Heading_20_4">
      <style:paragraph-properties fo:margin-top="0in" fo:margin-bottom="0.0972in" style:contextual-spacing="false" fo:line-height="115%"/>
    </style:style>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9"/>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1"/>
    <style:style style:name="P28" style:family="paragraph" style:parent-style-name="Text_20_body">
      <style:paragraph-properties fo:margin-top="0in" fo:margin-bottom="0.0972in" style:contextual-spacing="false" fo:line-height="115%"/>
    </style:style>
    <style:style style:name="T1" style:family="text">
      <style:text-properties officeooo:rsid="0016315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Project State Document: The Multi-LLM Symposium</text:span></text:h>
      <text:list text:style-name="L1">
        <text:list-item>
          <text:p text:style-name="P2"><text:span text:style-name="Strong_20_Emphasis">Version:</text:span> 2.0 </text:p>
        </text:list-item>
        <text:list-item>
          <text:p text:style-name="P2"><text:span text:style-name="Strong_20_Emphasis">Date:</text:span> September 1, 2025 </text:p>
        </text:list-item>
        <text:list-item>
          <text:p text:style-name="P2"><text:span text:style-name="Strong_20_Emphasis">Director:</text:span> Nick P. </text:p>
        </text:list-item>
        <text:list-item>
          <text:p text:style-name="P3"><text:span text:style-name="Strong_20_Emphasis">Peer Collaborators:</text:span> Gemini 2.5 Pro, Claude Sonnet 4 </text:p>
        </text:list-item>
      </text:list>
      <text:h text:style-name="P4" text:outline-level="2"><text:span text:style-name="Strong_20_Emphasis">The Symposium Manifesto: A Vision for Orchestrated Cognition</text:span></text:h>
      <text:h text:style-name="P5" text:outline-level="3"><text:span text:style-name="Strong_20_Emphasis">Chapter 0: Preamble - Beyond the Monolithic Mind</text:span></text:h>
      <text:p text:style-name="Text_20_body">This document details the current state and immediate next steps of the Multi-LLM Symposium project. However, to comprehend the profound implications of each component, one must first internalize the ultimate vision. The code is merely the raw material; this manifesto is the architectural blueprint and the philosophical treatise that gives it purpose.</text:p>
      <text:p text:style-name="Text_20_body">We are not building a chatbot. We are not building a simple multi-agent framework where autonomous entities chatter in a digital room. We are forging an instrument for thought. We are creating a <text:span text:style-name="Strong_20_Emphasis">Human-Centric Multi-Agent Orchestration Platform</text:span>, a system designed to amplify the intellect and strategic capabilities of a single human <text:span text:style-name="Strong_20_Emphasis">Director</text:span>. This Director is not a user; they are the conductor of a symphony of cognition, and the Symposium is their orchestra.</text:p>
      <text:p text:style-name="Text_20_body">The entire architecture is a direct and uncompromising assault on the two fundamental failures that plague all naive multi-agent systems: <text:span text:style-name="Strong_20_Emphasis">catastrophic resource consumption (cost)</text:span> and <text:span text:style-name="Strong_20_Emphasis">debilitating cognitive friction (noise)</text:span>. Every principle, every mechanism, every line of code will be judged against its ability to conquer these twin demons and empower the Director with absolute, granular control.</text:p>
      <text:h text:style-name="P5" text:outline-level="3"><text:span text:style-name="Strong_20_Emphasis">Chapter 1: The Organizational Structure of the Symposium</text:span></text:h>
      <text:p text:style-name="Text_20_body">The Symposium is built upon a clear and logical hierarchy. Understanding this structure is essential to understanding the flow of control and the modularity of the design.</text:p>
      <text:p text:style-name="Text_20_body"><text:span text:style-name="Strong_20_Emphasis">Tier 1: The Models (The Raw Talent)</text:span></text:p>
      <text:p text:style-name="Text_20_body">At the foundational layer are the <text:span text:style-name="Strong_20_Emphasis">Models</text:span>. These are the raw, underlying Large Language Models themselves (e.g., Gemini, Claude, Grok, Llama). They are pure cognitive engines, each with its own inherent strengths, weaknesses, biases, and "thought patterns." They are the unshaped marble. In this system, we treat them as what they are: distinct, metered resources. Each model has its own, non-fungible "tank of gas"—a separate budget of credits or API limits. This is a hard economic reality that the entire system is designed to respect.</text:p>
      <text:p text:style-name="Text_20_body"><text:span text:style-name="Strong_20_Emphasis">Tier 2: The Agents (The Specialized Performers)</text:span></text:p>
      <text:p text:style-name="Text_20_body">A Model is not an Agent. An Agent is a far more sophisticated entity, crafted by the Director for a specific purpose. The formula is immutable:</text:p>
      <text:p text:style-name="Text_20_body"><text:soft-page-break/><text:span text:style-name="Strong_20_Emphasis">Agent = Model + Tools + Persona</text:span></text:p>
      <text:list text:style-name="L2">
        <text:list-item>
          <text:p text:style-name="P6"><text:span text:style-name="Strong_20_Emphasis">Model:</text:span> The "brain" of the agent is an instance of a base Model. </text:p>
        </text:list-item>
        <text:list-item>
          <text:p text:style-name="P6"><text:span text:style-name="Strong_20_Emphasis">Tools:</text:span> These are the "hands" of the agent—a curated set of discrete, external capabilities. Tools are explicitly and selectively granted. A high-level philosophical agent may have no tools, while a data-processing agent may have a python_interpreter and database_access. This selective granting is a primary defense against wasted resources and scope creep. </text:p>
        </text:list-item>
        <text:list-item>
          <text:p text:style-name="P6"><text:span text:style-name="Strong_20_Emphasis">Persona:</text:span> This is the "soul" or "cognitive lens" of the agent. It is the engineered personality and mode of reasoning that transforms a generic model into a specific, predictable thinker. The same base Gemini model could be instantiated into two entirely different agents: </text:p>
          <text:list>
            <text:list-item>
              <text:p text:style-name="P6"><text:span text:style-name="Strong_20_Emphasis">Agent "Prometheus"</text:span>: A visionary optimist, prompted to focus on blue-sky ideation and strategic potential. </text:p>
            </text:list-item>
            <text:list-item>
              <text:p text:style-name="P7"><text:span text:style-name="Strong_20_Emphasis">Agent "Cassandra"</text:span>: A skeptical cynic, prompted to identify every possible failure mode, hidden assumption, and logical flaw. </text:p>
            </text:list-item>
          </text:list>
        </text:list-item>
      </text:list>
      <text:p text:style-name="Text_20_body"><text:span text:style-name="Strong_20_Emphasis">Tier 3: The Teams (The Purpose-Built Ensembles)</text:span></text:p>
      <text:p text:style-name="Text_20_body">A <text:span text:style-name="Strong_20_Emphasis">Team</text:span> is a curated collection of Agents, assembled by the Director for a specific mission. Teams are the primary mechanism for tackling complex problems. The system's flexibility is paramount, supporting two modes of formation:</text:p>
      <text:list text:style-name="L3">
        <text:list-item>
          <text:p text:style-name="P8"><text:span text:style-name="Strong_20_Emphasis">Predefined Teams:</text:span> Saved configurations for recurring tasks. </text:p>
        </text:list-item>
        <text:list-item>
          <text:p text:style-name="P9"><text:span text:style-name="Strong_20_Emphasis">Dynamic Teams:</text:span> Ad-hoc groups assembled on the fly from the agent library to solve novel challenges. </text:p>
        </text:list-item>
      </text:list>
      <text:h text:style-name="P5" text:outline-level="3"><text:span text:style-name="Strong_20_Emphasis">Chapter 2: The Operational Doctrine - The Art of Orchestration</text:span></text:h>
      <text:p text:style-name="Text_20_body">This is the heart of the manifesto. It is not enough to have the components; the Director must have a sophisticated doctrine for their use.</text:p>
      <text:p text:style-name="Text_20_body"><text:span text:style-name="Strong_20_Emphasis">I. The Economics of Cognition: The Sanctity of the Gas Tank</text:span></text:p>
      <text:p text:style-name="Text_20_body">The system is built on the unshakeable principle that cognitive resources are finite and expensive.</text:p>
      <text:list text:style-name="L4">
        <text:list-item>
          <text:p text:style-name="P10"><text:span text:style-name="Strong_20_Emphasis">The Anti-Pattern:</text:span> The naive "all-in-a-room" model is forbidden. </text:p>
        </text:list-item>
        <text:list-item>
          <text:p text:style-name="P11"><text:span text:style-name="Strong_20_Emphasis">The Symposium's Law:</text:span> No agent consumes resources passively. Every interaction is an explicit, directed action. The Director's most fundamental action is using the <text:span text:style-name="Strong_20_Emphasis">Per-Message Routing</text:span> control to decide, for every single message, which agent(s) will be engaged. </text:p>
        </text:list-item>
      </text:list>
      <text:p text:style-name="Text_20_body"><text:span text:style-name="Strong_20_Emphasis">II. The Principle of Signal Purity: The War on Noise</text:span></text:p>
      <text:p text:style-name="Text_20_body">Cognitive friction—noise—is just as destructive as cost. It degrades focus, invites error, and turns simple tasks into complex ones. The Director is the guardian of signal purity.</text:p>
      <text:p text:style-name="Text_20_body"><text:span text:style-name="Strong_20_Emphasis">III. The Director's Control Suite: The Conductor's Baton</text:span></text:p>
      <text:p text:style-name="Text_20_body">The Director wields a set of powerful mechanisms to execute this doctrine, including the "Figure It Out" Protocol and Resource Dashboard.</text:p>
      <text:h text:style-name="P5" text:outline-level="3"><text:soft-page-break/><text:span text:style-name="Strong_20_Emphasis">Conclusion: The Vision in Practice</text:span></text:h>
      <text:p text:style-name="Text_20_body">This is not a conversation. This is a directed, deliberative, and economically efficient process of complex problem-solving. This is the Multi-LLM Symposium. This is the vision we are building.</text:p>
      <text:p text:style-name="P12"/>
      <text:h text:style-name="P4" text:outline-level="2">2.0 Current Status &amp; Immediate Next Step</text:h>
      <text:h text:style-name="P5" text:outline-level="3">2.1 Status</text:h>
      <text:p text:style-name="Text_20_body">As of this date, the project has achieved <text:span text:style-name="Strong_20_Emphasis">modular MVC architecture with functional multi-provider tool orchestration</text:span>. The monolithic symposium_manager.py has been successfully refactored into a clean Model-View-Controller structure without losing any functionality.</text:p>
      <text:p text:style-name="Text_20_body"><text:span text:style-name="Strong_20_Emphasis">Key Achievements:</text:span></text:p>
      <text:list text:style-name="L5">
        <text:list-item>
          <text:p text:style-name="P13"><text:span text:style-name="Strong_20_Emphasis">Complete MVC Refactoring:</text:span> Successfully extracted 200+ line monolith into logical modules with proper separation of concerns.</text:p>
        </text:list-item>
        <text:list-item>
          <text:p text:style-name="P13"><text:span text:style-name="Strong_20_Emphasis">Maintained Full Functionality:</text:span> All agents operational, tool execution working across all providers, zero functionality regression.</text:p>
        </text:list-item>
        <text:list-item>
          <text:p text:style-name="P13"><text:span text:style-name="Strong_20_Emphasis">Dual Tool Implementation:</text:span> Both fast calculator (1ms) and Python executor (50ms) with whitelist security for appropriate task routing.</text:p>
        </text:list-item>
        <text:list-item>
          <text:p text:style-name="P13"><text:span text:style-name="Strong_20_Emphasis">Clean Architectural Foundation:</text:span> Modular structure ready for tool expansion, web interface integration, and provider adapter patterns.</text:p>
        </text:list-item>
      </text:list>
      <text:h text:style-name="P5" text:outline-level="3">2.2 Complete Current Implementation</text:h>
      <text:p text:style-name="Text_20_body"><text:span text:style-name="Strong_20_Emphasis">MVC Structure:</text:span></text:p>
      <text:p text:style-name="P14"><text:span text:style-name="Source_20_Text">├── models/</text:span></text:p>
      <text:p text:style-name="P14"><text:span text:style-name="Source_20_Text">│ <text:s text:c="2"/>├── agent.py <text:s text:c="9"/># Agent class, ModelProvider enum, factory logic</text:span></text:p>
      <text:p text:style-name="P14"><text:span text:style-name="Source_20_Text">│ <text:s text:c="2"/>├── symposium.py <text:s text:c="5"/># Agent registry and initialization</text:span></text:p>
      <text:p text:style-name="P14"><text:span text:style-name="Source_20_Text">│ <text:s text:c="2"/>├── workflow.py <text:s text:c="6"/># LangGraph workflow creation with provider quirks</text:span></text:p>
      <text:p text:style-name="P14"><text:span text:style-name="Source_20_Text">│ <text:s text:c="2"/>└── tools/</text:span></text:p>
      <text:p text:style-name="P14"><text:span text:style-name="Source_20_Text">│ <text:s text:c="6"/>├── calculator.py <text:s text:c="5"/># Fast arithmetic tool</text:span></text:p>
      <text:p text:style-name="P14"><text:span text:style-name="Source_20_Text">│ <text:s text:c="6"/>└── python_executor.py # Whitelist-based Python execution</text:span></text:p>
      <text:p text:style-name="P14"><text:span text:style-name="Source_20_Text">├── controllers/</text:span></text:p>
      <text:p text:style-name="P14"><text:span text:style-name="Source_20_Text">│ <text:s text:c="2"/>└── orchestrator.py <text:s/># Message routing, agent selection logic</text:span></text:p>
      <text:p text:style-name="P14"><text:span text:style-name="Source_20_Text">├── views/</text:span></text:p>
      <text:p text:style-name="P14"><text:span text:style-name="Source_20_Text">│ <text:s text:c="2"/>└── cli.py <text:s text:c="10"/># Testing interface</text:span></text:p>
      <text:p text:style-name="P14"><text:span text:style-name="Source_20_Text">├── symposium_manager_v1.py (backup)</text:span></text:p>
      <text:p text:style-name="P14"><text:span text:style-name="Source_20_Text">└── symposium_manager_v2.py (clean 15-line entry point)</text:span></text:p>
      <text:p text:style-name="Text_20_body"><text:soft-page-break/><text:span text:style-name="Strong_20_Emphasis">Core Implementation Status:</text:span></text:p>
      <text:list text:style-name="L6">
        <text:list-item>
          <text:p text:style-name="P15">All five agents (Gemini, Claude, Groq_Assistant, Mistral_Assistant, Cerebras_Assistant) operational </text:p>
        </text:list-item>
        <text:list-item>
          <text:p text:style-name="P15">Dual tool system: calculator (fast arithmetic) + python_executor (complex calculations with whitelist security) </text:p>
        </text:list-item>
        <text:list-item>
          <text:p text:style-name="P15">Provider-specific quirks preserved and contained within workflow.py </text:p>
        </text:list-item>
        <text:list-item>
          <text:p text:style-name="P15">Clean 15-line entry point replacing 200+ line monolith </text:p>
        </text:list-item>
        <text:list-item>
          <text:p text:style-name="P16">Zero functionality regression, complete architectural improvement </text:p>
        </text:list-item>
      </text:list>
      <text:h text:style-name="P5" text:outline-level="3">2.3 Complete Module Code</text:h>
      <text:h text:style-name="P17" text:outline-level="4"><text:span text:style-name="Strong_20_Emphasis">models/agent.py</text:span></text:h>
      <text:p text:style-name="P14"><text:span text:style-name="Source_20_Text">"""</text:span></text:p>
      <text:p text:style-name="P14"><text:span text:style-name="Source_20_Text">Core Agent model with LLM provider integration.</text:span></text:p>
      <text:p text:style-name="P14"><text:span text:style-name="Source_20_Text">Contains Agent class, provider enums, and model factory logic.</text:span></text:p>
      <text:p text:style-name="P14"><text:span text:style-name="Source_20_Text">"""</text:span></text:p>
      <text:p text:style-name="P14"/>
      <text:p text:style-name="P14"><text:span text:style-name="Source_20_Text">import os</text:span></text:p>
      <text:p text:style-name="P14"><text:span text:style-name="Source_20_Text">from dataclasses import dataclass, field</text:span></text:p>
      <text:p text:style-name="P14"><text:span text:style-name="Source_20_Text">from typing import List, Optional, Any</text:span></text:p>
      <text:p text:style-name="P14"><text:span text:style-name="Source_20_Text">from enum import Enum</text:span></text:p>
      <text:p text:style-name="P14"><text:span text:style-name="Source_20_Text">from dotenv import load_dotenv</text:span></text:p>
      <text:p text:style-name="P14"/>
      <text:p text:style-name="P14"><text:span text:style-name="Source_20_Text"># LangChain LLM Provider imports</text:span></text:p>
      <text:p text:style-name="P14"><text:span text:style-name="Source_20_Text">from langchain_anthropic import ChatAnthropic</text:span></text:p>
      <text:p text:style-name="P14"><text:span text:style-name="Source_20_Text">from langchain_google_genai import ChatGoogleGenerativeAI</text:span></text:p>
      <text:p text:style-name="P14"><text:span text:style-name="Source_20_Text">from langchain_groq import ChatGroq</text:span></text:p>
      <text:p text:style-name="P14"><text:span text:style-name="Source_20_Text">from langchain_mistralai import ChatMistralAI</text:span></text:p>
      <text:p text:style-name="P14"><text:span text:style-name="Source_20_Text">from langchain_cerebras import ChatCerebras</text:span></text:p>
      <text:p text:style-name="P14"><text:span text:style-name="Source_20_Text">from langchain_core.tools import Tool</text:span></text:p>
      <text:p text:style-name="P14"/>
      <text:p text:style-name="P14"><text:span text:style-name="Source_20_Text"># Load environment variables</text:span></text:p>
      <text:p text:style-name="P14"><text:span text:style-name="Source_20_Text">load_dotenv()</text:span></text:p>
      <text:p text:style-name="P14"/>
      <text:p text:style-name="P14"><text:span text:style-name="Source_20_Text">class ModelProvider(Enum):</text:span></text:p>
      <text:p text:style-name="P14"><text:span text:style-name="Source_20_Text"><text:s text:c="4"/>"""Enumeration of supported LLM providers."""</text:span></text:p>
      <text:p text:style-name="P14"><text:soft-page-break/><text:span text:style-name="Source_20_Text"><text:s text:c="4"/>GEMINI = "gemini"</text:span></text:p>
      <text:p text:style-name="P14"><text:span text:style-name="Source_20_Text"><text:s text:c="4"/>CLAUDE = "claude"</text:span></text:p>
      <text:p text:style-name="P14"><text:span text:style-name="Source_20_Text"><text:s text:c="4"/>GROQ = "groq"</text:span></text:p>
      <text:p text:style-name="P14"><text:span text:style-name="Source_20_Text"><text:s text:c="4"/>MISTRAL = "mistral"</text:span></text:p>
      <text:p text:style-name="P14"><text:span text:style-name="Source_20_Text"><text:s text:c="4"/>CEREBRAS = "cerebras"</text:span></text:p>
      <text:p text:style-name="P14"/>
      <text:p text:style-name="P14"><text:span text:style-name="Source_20_Text">class AgentTier(Enum):</text:span></text:p>
      <text:p text:style-name="P14"><text:span text:style-name="Source_20_Text"><text:s text:c="4"/>"""Classification of agent capability and cost."""</text:span></text:p>
      <text:p text:style-name="P14"><text:span text:style-name="Source_20_Text"><text:s text:c="4"/>SENIOR_FELLOW = "senior_fellow" <text:s text:c="3"/># Premium models for complex reasoning</text:span></text:p>
      <text:p text:style-name="P14"><text:span text:style-name="Source_20_Text"><text:s text:c="4"/>RESEARCH_ASSISTANT = "research_assistant" <text:s/># Cheaper models for tool use</text:span></text:p>
      <text:p text:style-name="P14"/>
      <text:p text:style-name="P14"><text:span text:style-name="Source_20_Text">@dataclass</text:span></text:p>
      <text:p text:style-name="P14"><text:span text:style-name="Source_20_Text">class Agent:</text:span></text:p>
      <text:p text:style-name="P14"><text:span text:style-name="Source_20_Text"><text:s text:c="4"/>"""Represents a configured LLM agent with specific capabilities."""</text:span></text:p>
      <text:p text:style-name="P14"><text:span text:style-name="Source_20_Text"><text:s text:c="4"/>name: str</text:span></text:p>
      <text:p text:style-name="P14"><text:span text:style-name="Source_20_Text"><text:s text:c="4"/>provider: ModelProvider</text:span></text:p>
      <text:p text:style-name="P14"><text:span text:style-name="Source_20_Text"><text:s text:c="4"/>model_name: str</text:span></text:p>
      <text:p text:style-name="P14"><text:span text:style-name="Source_20_Text"><text:s text:c="4"/>tier: AgentTier</text:span></text:p>
      <text:p text:style-name="P14"><text:span text:style-name="Source_20_Text"><text:s text:c="4"/>persona_prompt: str</text:span></text:p>
      <text:p text:style-name="P14"><text:span text:style-name="Source_20_Text"><text:s text:c="4"/>tools: List[Tool] = field(default_factory=list)</text:span></text:p>
      <text:p text:style-name="P14"><text:span text:style-name="Source_20_Text"><text:s text:c="4"/>temperature: float = 0.0</text:span></text:p>
      <text:p text:style-name="P14"><text:span text:style-name="Source_20_Text"><text:s text:c="4"/>model_instance: Optional[Any] = field(default=None, init=False)</text:span></text:p>
      <text:p text:style-name="P14"><text:span text:style-name="Source_20_Text"><text:s text:c="4"/></text:span></text:p>
      <text:p text:style-name="P14"><text:span text:style-name="Source_20_Text"><text:s text:c="4"/>def __post_init__(self):</text:span></text:p>
      <text:p text:style-name="P14"><text:span text:style-name="Source_20_Text"><text:s text:c="8"/>"""Initialize the actual LLM instance after dataclass creation."""</text:span></text:p>
      <text:p text:style-name="P14"><text:span text:style-name="Source_20_Text"><text:s text:c="8"/>self.model_instance = self._create_model_instance()</text:span></text:p>
      <text:p text:style-name="P14"><text:span text:style-name="Source_20_Text"><text:s text:c="4"/></text:span></text:p>
      <text:p text:style-name="P14"><text:span text:style-name="Source_20_Text"><text:s text:c="4"/>def _create_model_instance(self) -&gt; Any:</text:span></text:p>
      <text:p text:style-name="P14"><text:span text:style-name="Source_20_Text"><text:s text:c="8"/>"""Factory method to create the appropriate LLM instance."""</text:span></text:p>
      <text:p text:style-name="P14"><text:span text:style-name="Source_20_Text"><text:s text:c="8"/>try:</text:span></text:p>
      <text:p text:style-name="P14"><text:span text:style-name="Source_20_Text"><text:s text:c="12"/>if self.provider == ModelProvider.GEMINI:</text:span></text:p>
      <text:p text:style-name="P14"><text:span text:style-name="Source_20_Text"><text:s text:c="16"/>return ChatGoogleGenerativeAI(</text:span></text:p>
      <text:p text:style-name="P14"><text:span text:style-name="Source_20_Text"><text:s text:c="20"/>model=self.model_name, </text:span></text:p>
      <text:p text:style-name="P14"><text:span text:style-name="Source_20_Text"><text:s text:c="20"/>temperature=self.temperature</text:span></text:p>
      <text:p text:style-name="P14"><text:soft-page-break/><text:span text:style-name="Source_20_Text"><text:s text:c="16"/>)</text:span></text:p>
      <text:p text:style-name="P14"><text:span text:style-name="Source_20_Text"><text:s text:c="12"/>elif self.provider == ModelProvider.CLAUDE:</text:span></text:p>
      <text:p text:style-name="P14"><text:span text:style-name="Source_20_Text"><text:s text:c="16"/>return ChatAnthropic(</text:span></text:p>
      <text:p text:style-name="P14"><text:span text:style-name="Source_20_Text"><text:s text:c="20"/>model=self.model_name, </text:span></text:p>
      <text:p text:style-name="P14"><text:span text:style-name="Source_20_Text"><text:s text:c="20"/>temperature=self.temperature</text:span></text:p>
      <text:p text:style-name="P14"><text:span text:style-name="Source_20_Text"><text:s text:c="16"/>)</text:span></text:p>
      <text:p text:style-name="P14"><text:span text:style-name="Source_20_Text"><text:s text:c="12"/>elif self.provider == ModelProvider.GROQ:</text:span></text:p>
      <text:p text:style-name="P14"><text:span text:style-name="Source_20_Text"><text:s text:c="16"/>return ChatGroq(</text:span></text:p>
      <text:p text:style-name="P14"><text:span text:style-name="Source_20_Text"><text:s text:c="20"/>model_name=self.model_name,</text:span></text:p>
      <text:p text:style-name="P14"><text:span text:style-name="Source_20_Text"><text:s text:c="20"/>temperature=self.temperature</text:span></text:p>
      <text:p text:style-name="P14"><text:span text:style-name="Source_20_Text"><text:s text:c="16"/>)</text:span></text:p>
      <text:p text:style-name="P14"><text:span text:style-name="Source_20_Text"><text:s text:c="12"/>elif self.provider == ModelProvider.MISTRAL:</text:span></text:p>
      <text:p text:style-name="P14"><text:span text:style-name="Source_20_Text"><text:s text:c="16"/>return ChatMistralAI(</text:span></text:p>
      <text:p text:style-name="P14"><text:span text:style-name="Source_20_Text"><text:s text:c="20"/>model_name=self.model_name,</text:span></text:p>
      <text:p text:style-name="P14"><text:span text:style-name="Source_20_Text"><text:s text:c="20"/>temperature=self.temperature</text:span></text:p>
      <text:p text:style-name="P14"><text:span text:style-name="Source_20_Text"><text:s text:c="16"/>)</text:span></text:p>
      <text:p text:style-name="P14"><text:span text:style-name="Source_20_Text"><text:s text:c="12"/>elif self.provider == ModelProvider.CEREBRAS:</text:span></text:p>
      <text:p text:style-name="P14"><text:span text:style-name="Source_20_Text"><text:s text:c="16"/>return ChatCerebras(</text:span></text:p>
      <text:p text:style-name="P14"><text:span text:style-name="Source_20_Text"><text:s text:c="20"/>model=self.model_name,</text:span></text:p>
      <text:p text:style-name="P14"><text:span text:style-name="Source_20_Text"><text:s text:c="20"/>temperature=self.temperature</text:span></text:p>
      <text:p text:style-name="P14"><text:span text:style-name="Source_20_Text"><text:s text:c="16"/>)</text:span></text:p>
      <text:p text:style-name="P14"><text:span text:style-name="Source_20_Text"><text:s text:c="12"/>else:</text:span></text:p>
      <text:p text:style-name="P14"><text:span text:style-name="Source_20_Text"><text:s text:c="16"/>raise ValueError(f"Unsupported provider: {self.provider}")</text:span></text:p>
      <text:p text:style-name="P14"><text:span text:style-name="Source_20_Text"><text:s text:c="8"/>except Exception as e:</text:span></text:p>
      <text:p text:style-name="P14"><text:span text:style-name="Source_20_Text"><text:s text:c="12"/>print(f"Error creating model instance for {self.name}: {e}")</text:span></text:p>
      <text:p text:style-name="P14"><text:span text:style-name="Source_20_Text"><text:s text:c="12"/>return None</text:span></text:p>
      <text:h text:style-name="P17" text:outline-level="4"><text:span text:style-name="Strong_20_Emphasis">models/symposium.py</text:span></text:h>
      <text:p text:style-name="P14"><text:span text:style-name="Source_20_Text">"""</text:span></text:p>
      <text:p text:style-name="P14"><text:span text:style-name="Source_20_Text">Agent registry and symposium management.</text:span></text:p>
      <text:p text:style-name="P14"><text:span text:style-name="Source_20_Text">Handles agent creation, registration, and retrieval.</text:span></text:p>
      <text:p text:style-name="P14"><text:span text:style-name="Source_20_Text">"""</text:span></text:p>
      <text:p text:style-name="P14"/>
      <text:p text:style-name="P14"><text:span text:style-name="Source_20_Text">from typing import Dict, List, Optional</text:span></text:p>
      <text:p text:style-name="P14"><text:span text:style-name="Source_20_Text">from .agent import Agent, ModelProvider, AgentTier</text:span></text:p>
      <text:p text:style-name="P14"><text:soft-page-break/></text:p>
      <text:p text:style-name="P14"><text:span text:style-name="Source_20_Text">class Symposium:</text:span></text:p>
      <text:p text:style-name="P14"><text:span text:style-name="Source_20_Text"><text:s text:c="4"/>"""Main class for managing the agent registry and their relationships."""</text:span></text:p>
      <text:p text:style-name="P14"><text:span text:style-name="Source_20_Text"><text:s text:c="4"/></text:span></text:p>
      <text:p text:style-name="P14"><text:span text:style-name="Source_20_Text"><text:s text:c="4"/>def __init__(self):</text:span></text:p>
      <text:p text:style-name="P14"><text:span text:style-name="Source_20_Text"><text:s text:c="8"/>self.agents: Dict[str, Agent] = {}</text:span></text:p>
      <text:p text:style-name="P14"><text:span text:style-name="Source_20_Text"><text:s text:c="8"/>self._initialize_default_agents()</text:span></text:p>
      <text:p text:style-name="P14"><text:span text:style-name="Source_20_Text"><text:s text:c="4"/></text:span></text:p>
      <text:p text:style-name="P14"><text:span text:style-name="Source_20_Text"><text:s text:c="4"/>def _initialize_default_agents(self) -&gt; None:</text:span></text:p>
      <text:p text:style-name="P14"><text:span text:style-name="Source_20_Text"><text:s text:c="8"/>"""Create the standard agent roster based on verified providers."""</text:span></text:p>
      <text:p text:style-name="P14"><text:span text:style-name="Source_20_Text"><text:s text:c="8"/># Senior Fellows (premium models)</text:span></text:p>
      <text:p text:style-name="P14"><text:span text:style-name="Source_20_Text"><text:s text:c="8"/>self.register_agent(Agent(</text:span></text:p>
      <text:p text:style-name="P14"><text:span text:style-name="Source_20_Text"><text:s text:c="12"/>name="Gemini",</text:span></text:p>
      <text:p text:style-name="P14"><text:span text:style-name="Source_20_Text"><text:s text:c="12"/>provider=ModelProvider.GEMINI,</text:span></text:p>
      <text:p text:style-name="P14"><text:span text:style-name="Source_20_Text"><text:s text:c="12"/>model_name="gemini-2.5-pro",</text:span></text:p>
      <text:p text:style-name="P14"><text:span text:style-name="Source_20_Text"><text:s text:c="12"/>tier=AgentTier.SENIOR_FELLOW,</text:span></text:p>
      <text:p text:style-name="P14"><text:span text:style-name="Source_20_Text"><text:s text:c="12"/>persona_prompt="You are Gemini, a visionary Senior Fellow. Your role is strategic thinking, creative problem-solving, and comprehensive analysis."</text:span></text:p>
      <text:p text:style-name="P14"><text:span text:style-name="Source_20_Text"><text:s text:c="8"/>))</text:span></text:p>
      <text:p text:style-name="P14"><text:span text:style-name="Source_20_Text"><text:s text:c="8"/></text:span></text:p>
      <text:p text:style-name="P14"><text:span text:style-name="Source_20_Text"><text:s text:c="8"/>self.register_agent(Agent(</text:span></text:p>
      <text:p text:style-name="P14"><text:span text:style-name="Source_20_Text"><text:s text:c="12"/>name="Claude", </text:span></text:p>
      <text:p text:style-name="P14"><text:span text:style-name="Source_20_Text"><text:s text:c="12"/>provider=ModelProvider.CLAUDE,</text:span></text:p>
      <text:p text:style-name="P14"><text:span text:style-name="Source_20_Text"><text:s text:c="12"/>model_name="claude-sonnet-4-20250514",</text:span></text:p>
      <text:p text:style-name="P14"><text:span text:style-name="Source_20_Text"><text:s text:c="12"/>tier=AgentTier.SENIOR_FELLOW,</text:span></text:p>
      <text:p text:style-name="P14"><text:span text:style-name="Source_20_Text"><text:s text:c="12"/>persona_prompt="You are Claude, a analytical Senior Fellow. Your role is critical evaluation, logical reasoning, and identifying potential flaws."</text:span></text:p>
      <text:p text:style-name="P14"><text:span text:style-name="Source_20_Text"><text:s text:c="8"/>))</text:span></text:p>
      <text:p text:style-name="P14"><text:span text:style-name="Source_20_Text"><text:s text:c="8"/></text:span></text:p>
      <text:p text:style-name="P14"><text:span text:style-name="Source_20_Text"><text:s text:c="8"/># Research Assistants (tool-using models)</text:span></text:p>
      <text:p text:style-name="P14"><text:span text:style-name="Source_20_Text"><text:s text:c="8"/>self.register_agent(Agent(</text:span></text:p>
      <text:p text:style-name="P14"><text:span text:style-name="Source_20_Text"><text:s text:c="12"/>name="Groq_Assistant",</text:span></text:p>
      <text:p text:style-name="P14"><text:span text:style-name="Source_20_Text"><text:s text:c="12"/>provider=ModelProvider.GROQ,</text:span></text:p>
      <text:p text:style-name="P14"><text:span text:style-name="Source_20_Text"><text:s text:c="12"/>model_name="llama-3.3-70b-versatile",</text:span></text:p>
      <text:p text:style-name="P14"><text:soft-page-break/><text:span text:style-name="Source_20_Text"><text:s text:c="12"/>tier=AgentTier.RESEARCH_ASSISTANT,</text:span></text:p>
      <text:p text:style-name="P14"><text:span text:style-name="Source_20_Text"><text:s text:c="12"/>persona_prompt="You are a Research Assistant. Your role is to execute specific tasks using tools and provide concise, factual results."</text:span></text:p>
      <text:p text:style-name="P14"><text:span text:style-name="Source_20_Text"><text:s text:c="8"/>))</text:span></text:p>
      <text:p text:style-name="P14"><text:span text:style-name="Source_20_Text"><text:s text:c="8"/></text:span></text:p>
      <text:p text:style-name="P14"><text:span text:style-name="Source_20_Text"><text:s text:c="8"/>self.register_agent(Agent(</text:span></text:p>
      <text:p text:style-name="P14"><text:span text:style-name="Source_20_Text"><text:s text:c="12"/>name="Mistral_Assistant",</text:span></text:p>
      <text:p text:style-name="P14"><text:span text:style-name="Source_20_Text"><text:s text:c="12"/>provider=ModelProvider.MISTRAL,</text:span></text:p>
      <text:p text:style-name="P14"><text:span text:style-name="Source_20_Text"><text:s text:c="12"/>model_name="mistral-large-latest", </text:span></text:p>
      <text:p text:style-name="P14"><text:span text:style-name="Source_20_Text"><text:s text:c="12"/>tier=AgentTier.RESEARCH_ASSISTANT,</text:span></text:p>
      <text:p text:style-name="P14"><text:span text:style-name="Source_20_Text"><text:s text:c="12"/>persona_prompt="You are a Research Assistant specialized in analysis and synthesis of information from multiple sources."</text:span></text:p>
      <text:p text:style-name="P14"><text:span text:style-name="Source_20_Text"><text:s text:c="8"/>))</text:span></text:p>
      <text:p text:style-name="P14"><text:span text:style-name="Source_20_Text"><text:s text:c="8"/></text:span></text:p>
      <text:p text:style-name="P14"><text:span text:style-name="Source_20_Text"><text:s text:c="8"/>self.register_agent(Agent(</text:span></text:p>
      <text:p text:style-name="P14"><text:span text:style-name="Source_20_Text"><text:s text:c="12"/>name="Cerebras_Assistant",</text:span></text:p>
      <text:p text:style-name="P14"><text:span text:style-name="Source_20_Text"><text:s text:c="12"/>provider=ModelProvider.CEREBRAS,</text:span></text:p>
      <text:p text:style-name="P14"><text:span text:style-name="Source_20_Text"><text:s text:c="12"/>model_name="llama-3.3-70b",</text:span></text:p>
      <text:p text:style-name="P14"><text:span text:style-name="Source_20_Text"><text:s text:c="12"/>tier=AgentTier.RESEARCH_ASSISTANT, </text:span></text:p>
      <text:p text:style-name="P14"><text:span text:style-name="Source_20_Text"><text:s text:c="12"/>persona_prompt="You are a fast Research Assistant optimized for quick responses and straightforward task execution."</text:span></text:p>
      <text:p text:style-name="P14"><text:span text:style-name="Source_20_Text"><text:s text:c="8"/>))</text:span></text:p>
      <text:p text:style-name="P14"><text:span text:style-name="Source_20_Text"><text:s text:c="4"/></text:span></text:p>
      <text:p text:style-name="P14"><text:span text:style-name="Source_20_Text"><text:s text:c="4"/>def register_agent(self, agent: Agent) -&gt; None:</text:span></text:p>
      <text:p text:style-name="P14"><text:span text:style-name="Source_20_Text"><text:s text:c="8"/>"""Add an agent to the registry."""</text:span></text:p>
      <text:p text:style-name="P14"><text:span text:style-name="Source_20_Text"><text:s text:c="8"/>if agent.model_instance is None:</text:span></text:p>
      <text:p text:style-name="P14"><text:span text:style-name="Source_20_Text"><text:s text:c="12"/>print(f"Warning: Agent {agent.name} failed to initialize")</text:span></text:p>
      <text:p text:style-name="P14"><text:span text:style-name="Source_20_Text"><text:s text:c="12"/>return</text:span></text:p>
      <text:p text:style-name="P14"><text:span text:style-name="Source_20_Text"><text:s text:c="8"/>self.agents[agent.name] = agent</text:span></text:p>
      <text:p text:style-name="P14"><text:span text:style-name="Source_20_Text"><text:s text:c="8"/>print(f"Registered agent: {agent.name} ({agent.provider.value})")</text:span></text:p>
      <text:p text:style-name="P14"><text:span text:style-name="Source_20_Text"><text:s text:c="4"/></text:span></text:p>
      <text:p text:style-name="P14"><text:span text:style-name="Source_20_Text"><text:s text:c="4"/>def get_agent_registry(self) -&gt; Dict[str, Agent]:</text:span></text:p>
      <text:p text:style-name="P14"><text:span text:style-name="Source_20_Text"><text:s text:c="8"/>"""Return the complete agent registry."""</text:span></text:p>
      <text:p text:style-name="P14"><text:span text:style-name="Source_20_Text"><text:s text:c="8"/>return self.agents.copy()</text:span></text:p>
      <text:p text:style-name="P14"><text:span text:style-name="Source_20_Text"><text:s text:c="4"/></text:span></text:p>
      <text:p text:style-name="P14"><text:soft-page-break/><text:span text:style-name="Source_20_Text"><text:s text:c="4"/>def get_agent(self, name: str) -&gt; Optional[Agent]:</text:span></text:p>
      <text:p text:style-name="P14"><text:span text:style-name="Source_20_Text"><text:s text:c="8"/>"""Retrieve a specific agent by name."""</text:span></text:p>
      <text:p text:style-name="P14"><text:span text:style-name="Source_20_Text"><text:s text:c="8"/>return self.agents.get(name)</text:span></text:p>
      <text:p text:style-name="P14"><text:span text:style-name="Source_20_Text"><text:s text:c="4"/></text:span></text:p>
      <text:p text:style-name="P14"><text:span text:style-name="Source_20_Text"><text:s text:c="4"/>def list_agents_by_tier(self, tier: AgentTier) -&gt; List[Agent]:</text:span></text:p>
      <text:p text:style-name="P14"><text:span text:style-name="Source_20_Text"><text:s text:c="8"/>"""Get all agents of a specific tier."""</text:span></text:p>
      <text:p text:style-name="P14"><text:span text:style-name="Source_20_Text"><text:s text:c="8"/>return [agent for agent in self.agents.values() if agent.tier == tier]</text:span></text:p>
      <text:h text:style-name="P17" text:outline-level="4"><text:span text:style-name="Strong_20_Emphasis">models/workflow.py</text:span></text:h>
      <text:p text:style-name="P14"><text:span text:style-name="Source_20_Text">"""</text:span></text:p>
      <text:p text:style-name="P14"><text:span text:style-name="Source_20_Text">LangGraph workflow management with provider-specific handling.</text:span></text:p>
      <text:p text:style-name="P14"><text:span text:style-name="Source_20_Text">Contains workflow creation logic and execution state management.</text:span></text:p>
      <text:p text:style-name="P14"><text:span text:style-name="Source_20_Text">"""</text:span></text:p>
      <text:p text:style-name="P14"/>
      <text:p text:style-name="P14"><text:span text:style-name="Source_20_Text">from dataclasses import dataclass, field</text:span></text:p>
      <text:p text:style-name="P14"><text:span text:style-name="Source_20_Text">from typing import Dict, List, Any, Optional</text:span></text:p>
      <text:p text:style-name="P14"><text:span text:style-name="Source_20_Text">from typing_extensions import Annotated</text:span></text:p>
      <text:p text:style-name="P14"/>
      <text:p text:style-name="P14"><text:span text:style-name="Source_20_Text">from langgraph.graph.message import add_messages</text:span></text:p>
      <text:p text:style-name="P14"><text:span text:style-name="Source_20_Text">from langgraph.graph import StateGraph, END</text:span></text:p>
      <text:p text:style-name="P14"><text:span text:style-name="Source_20_Text">from langchain_core.messages import BaseMessage, HumanMessage, AIMessage, ToolMessage</text:span></text:p>
      <text:p text:style-name="P14"><text:span text:style-name="Source_20_Text">from langchain_core.tools import Tool</text:span></text:p>
      <text:p text:style-name="P14"/>
      <text:p text:style-name="P14"><text:span text:style-name="Source_20_Text">from .agent import Agent, AgentTier</text:span></text:p>
      <text:p text:style-name="P14"><text:span text:style-name="Source_20_Text">from .tools.calculator import create_calculator_tool</text:span></text:p>
      <text:p text:style-name="P14"><text:span text:style-name="Source_20_Text">from .tools.python_executor import create_python_executor_tool</text:span></text:p>
      <text:p text:style-name="P14"/>
      <text:p text:style-name="P14"><text:span text:style-name="Source_20_Text">@dataclass</text:span></text:p>
      <text:p text:style-name="P14"><text:span text:style-name="Source_20_Text">class GraphState:</text:span></text:p>
      <text:p text:style-name="P14"><text:span text:style-name="Source_20_Text"><text:s text:c="4"/>"""State object that flows through LangGraph workflows."""</text:span></text:p>
      <text:p text:style-name="P14"><text:span text:style-name="Source_20_Text"><text:s text:c="4"/>messages: Annotated[List[BaseMessage], add_messages]</text:span></text:p>
      <text:p text:style-name="P14"><text:span text:style-name="Source_20_Text"><text:s text:c="4"/>current_agent: Optional[str] = None</text:span></text:p>
      <text:p text:style-name="P14"><text:span text:style-name="Source_20_Text"><text:s text:c="4"/>task_context: Optional[str] = None</text:span></text:p>
      <text:p text:style-name="P14"><text:span text:style-name="Source_20_Text"><text:s text:c="4"/>metadata: Dict[str, Any] = field(default_factory=dict)</text:span></text:p>
      <text:p text:style-name="P14"><text:soft-page-break/></text:p>
      <text:p text:style-name="P14"><text:span text:style-name="Source_20_Text">class WorkflowManager:</text:span></text:p>
      <text:p text:style-name="P14"><text:span text:style-name="Source_20_Text"><text:s text:c="4"/>"""Manages LangGraph workflow creation and execution."""</text:span></text:p>
      <text:p text:style-name="P14"><text:span text:style-name="Source_20_Text"><text:s text:c="4"/></text:span></text:p>
      <text:p text:style-name="P14"><text:span text:style-name="Source_20_Text"><text:s text:c="4"/>def create_tool_agent_graph(self, agent: Agent, tools: Optional[List[Tool]] = None) -&gt; StateGraph:</text:span></text:p>
      <text:p text:style-name="P14"><text:span text:style-name="Source_20_Text"><text:s text:c="8"/>"""Create a LangGraph workflow for a tool-using agent."""</text:span></text:p>
      <text:p text:style-name="P14"><text:span text:style-name="Source_20_Text"><text:s text:c="8"/>if tools is None and agent.tier == AgentTier.RESEARCH_ASSISTANT:</text:span></text:p>
      <text:p text:style-name="P14"><text:span text:style-name="Source_20_Text"><text:s text:c="12"/>tools = [create_calculator_tool(), create_python_executor_tool()]</text:span></text:p>
      <text:p text:style-name="P14"><text:span text:style-name="Source_20_Text"><text:s text:c="8"/>elif tools is None:</text:span></text:p>
      <text:p text:style-name="P14"><text:span text:style-name="Source_20_Text"><text:s text:c="12"/>tools = []</text:span></text:p>
      <text:p text:style-name="P14"><text:span text:style-name="Source_20_Text"><text:s text:c="8"/></text:span></text:p>
      <text:p text:style-name="P14"><text:span text:style-name="Source_20_Text"><text:s text:c="8"/># Bind tools to the agent's model instance</text:span></text:p>
      <text:p text:style-name="P14"><text:span text:style-name="Source_20_Text"><text:s text:c="8"/>if tools:</text:span></text:p>
      <text:p text:style-name="P14"><text:span text:style-name="Source_20_Text"><text:s text:c="12"/>model_with_tools = agent.model_instance.bind_tools(tools)</text:span></text:p>
      <text:p text:style-name="P14"><text:span text:style-name="Source_20_Text"><text:s text:c="8"/>else:</text:span></text:p>
      <text:p text:style-name="P14"><text:span text:style-name="Source_20_Text"><text:s text:c="12"/>model_with_tools = agent.model_instance</text:span></text:p>
      <text:p text:style-name="P14"><text:span text:style-name="Source_20_Text"><text:s text:c="8"/></text:span></text:p>
      <text:p text:style-name="P14"><text:span text:style-name="Source_20_Text"><text:s text:c="8"/>def agent_node(state: GraphState) -&gt; Dict[str, Any]:</text:span></text:p>
      <text:p text:style-name="P14"><text:span text:style-name="Source_20_Text"><text:s text:c="12"/>"""Node function for the tool-using agent."""</text:span></text:p>
      <text:p text:style-name="P14"><text:span text:style-name="Source_20_Text"><text:s text:c="12"/># Construct system message with persona</text:span></text:p>
      <text:p text:style-name="P14"><text:span text:style-name="Source_20_Text"><text:s text:c="12"/>system_message = HumanMessage(content=agent.persona_prompt)</text:span></text:p>
      <text:p text:style-name="P14"><text:span text:style-name="Source_20_Text"><text:s text:c="12"/></text:span></text:p>
      <text:p text:style-name="P14"><text:span text:style-name="Source_20_Text"><text:s text:c="12"/># Get all messages including system context</text:span></text:p>
      <text:p text:style-name="P14"><text:span text:style-name="Source_20_Text"><text:s text:c="12"/>messages = [system_message] + state.messages</text:span></text:p>
      <text:p text:style-name="P14"><text:span text:style-name="Source_20_Text"><text:s text:c="12"/></text:span></text:p>
      <text:p text:style-name="P14"><text:span text:style-name="Source_20_Text"><text:s text:c="12"/>print(f"--- Calling {agent.name} ---")</text:span></text:p>
      <text:p text:style-name="P14"><text:span text:style-name="Source_20_Text"><text:s text:c="12"/>response = model_with_tools.invoke(messages)</text:span></text:p>
      <text:p text:style-name="P14"><text:span text:style-name="Source_20_Text"><text:s text:c="12"/>print(f"--- Response from {agent.name}: {response.content[:100]}... ---")</text:span></text:p>
      <text:p text:style-name="P14"><text:span text:style-name="Source_20_Text"><text:s text:c="12"/></text:span></text:p>
      <text:p text:style-name="P14"><text:span text:style-name="Source_20_Text"><text:s text:c="12"/>return {</text:span></text:p>
      <text:p text:style-name="P14"><text:span text:style-name="Source_20_Text"><text:s text:c="16"/>"messages": [response],</text:span></text:p>
      <text:p text:style-name="P14"><text:span text:style-name="Source_20_Text"><text:s text:c="16"/>"current_agent": agent.name</text:span></text:p>
      <text:p text:style-name="P14"><text:soft-page-break/><text:span text:style-name="Source_20_Text"><text:s text:c="12"/>}</text:span></text:p>
      <text:p text:style-name="P14"><text:span text:style-name="Source_20_Text"><text:s text:c="8"/></text:span></text:p>
      <text:p text:style-name="P14"><text:span text:style-name="Source_20_Text"><text:s text:c="8"/>def should_continue(state: GraphState) -&gt; str:</text:span></text:p>
      <text:p text:style-name="P14"><text:span text:style-name="Source_20_Text"><text:s text:c="12"/>"""Determine if the agent should use tools or finish."""</text:span></text:p>
      <text:p text:style-name="P14"><text:span text:style-name="Source_20_Text"><text:s text:c="12"/>last_message = state.messages[-1]</text:span></text:p>
      <text:p text:style-name="P14"><text:span text:style-name="Source_20_Text"><text:s text:c="12"/></text:span></text:p>
      <text:p text:style-name="P14"><text:span text:style-name="Source_20_Text"><text:s text:c="12"/># Check if the last message has tool calls</text:span></text:p>
      <text:p text:style-name="P14"><text:span text:style-name="Source_20_Text"><text:s text:c="12"/>if hasattr(last_message, 'tool_calls') and last_message.tool_calls:</text:span></text:p>
      <text:p text:style-name="P14"><text:span text:style-name="Source_20_Text"><text:s text:c="16"/>return "tools"</text:span></text:p>
      <text:p text:style-name="P14"><text:span text:style-name="Source_20_Text"><text:s text:c="12"/>else:</text:span></text:p>
      <text:p text:style-name="P14"><text:span text:style-name="Source_20_Text"><text:s text:c="16"/>return "end"</text:span></text:p>
      <text:p text:style-name="P14"><text:span text:style-name="Source_20_Text"><text:s text:c="8"/></text:span></text:p>
      <text:p text:style-name="P14"><text:span text:style-name="Source_20_Text"><text:s text:c="8"/>def tool_node(state: GraphState) -&gt; Dict[str, Any]:</text:span></text:p>
      <text:p text:style-name="P14"><text:span text:style-name="Source_20_Text"><text:s text:c="12"/>"""Execute tool calls and return results."""</text:span></text:p>
      <text:p text:style-name="P14"><text:span text:style-name="Source_20_Text"><text:s text:c="12"/>last_message = state.messages[-1]</text:span></text:p>
      <text:p text:style-name="P14"><text:span text:style-name="Source_20_Text"><text:s text:c="12"/>tool_calls = last_message.tool_calls</text:span></text:p>
      <text:p text:style-name="P14"><text:span text:style-name="Source_20_Text"><text:s text:c="12"/></text:span></text:p>
      <text:p text:style-name="P14"><text:span text:style-name="Source_20_Text"><text:s text:c="12"/>tool_messages = []</text:span></text:p>
      <text:p text:style-name="P14"><text:span text:style-name="Source_20_Text"><text:s text:c="12"/>current_agent_name = state.current_agent</text:span></text:p>
      <text:p text:style-name="P14"><text:span text:style-name="Source_20_Text"><text:s text:c="12"/></text:span></text:p>
      <text:p text:style-name="P14"><text:span text:style-name="Source_20_Text"><text:s text:c="12"/>for tool_call in tool_calls:</text:span></text:p>
      <text:p text:style-name="P14"><text:span text:style-name="Source_20_Text"><text:s text:c="16"/>tool_name = tool_call["name"]</text:span></text:p>
      <text:p text:style-name="P14"><text:span text:style-name="Source_20_Text"><text:s text:c="16"/>tool_call_id = tool_call["id"]</text:span></text:p>
      <text:p text:style-name="P14"><text:span text:style-name="Source_20_Text"><text:s text:c="16"/></text:span></text:p>
      <text:p text:style-name="P14"><text:span text:style-name="Source_20_Text"><text:s text:c="16"/># Handle different parameter key formats across providers</text:span></text:p>
      <text:p text:style-name="P14"><text:span text:style-name="Source_20_Text"><text:s text:c="16"/>parameter_container = tool_call.get("parameters") or tool_call.get("args")</text:span></text:p>
      <text:p text:style-name="P14"><text:span text:style-name="Source_20_Text"><text:s text:c="16"/>if not parameter_container:</text:span></text:p>
      <text:p text:style-name="P14"><text:span text:style-name="Source_20_Text"><text:s text:c="20"/>result = f"Error: No parameters found in tool call"</text:span></text:p>
      <text:p text:style-name="P14"><text:span text:style-name="Source_20_Text"><text:s text:c="16"/>else:</text:span></text:p>
      <text:p text:style-name="P14"><text:span text:style-name="Source_20_Text"><text:s text:c="20"/>tool_to_use = None</text:span></text:p>
      <text:p text:style-name="P14"><text:span text:style-name="Source_20_Text"><text:s text:c="20"/>for tool in tools:</text:span></text:p>
      <text:p text:style-name="P14"><text:span text:style-name="Source_20_Text"><text:s text:c="24"/>if tool.name == tool_name:</text:span></text:p>
      <text:p text:style-name="P14"><text:span text:style-name="Source_20_Text"><text:s text:c="28"/>tool_to_use = tool</text:span></text:p>
      <text:p text:style-name="P14"><text:soft-page-break/><text:span text:style-name="Source_20_Text"><text:s text:c="28"/>break</text:span></text:p>
      <text:p text:style-name="P14"><text:span text:style-name="Source_20_Text"><text:s text:c="20"/></text:span></text:p>
      <text:p text:style-name="P14"><text:span text:style-name="Source_20_Text"><text:s text:c="20"/>if tool_to_use:</text:span></text:p>
      <text:p text:style-name="P14"><text:span text:style-name="Source_20_Text"><text:s text:c="24"/>try:</text:span></text:p>
      <text:p text:style-name="P14"><text:span text:style-name="Source_20_Text"><text:s text:c="28"/>if "__arg1" in parameter_container:</text:span></text:p>
      <text:p text:style-name="P14"><text:span text:style-name="Source_20_Text"><text:s text:c="32"/>result = tool_to_use.func(parameter_container["__arg1"])</text:span></text:p>
      <text:p text:style-name="P14"><text:span text:style-name="Source_20_Text"><text:s text:c="28"/>else:</text:span></text:p>
      <text:p text:style-name="P14"><text:span text:style-name="Source_20_Text"><text:s text:c="32"/>result = tool_to_use.func(**parameter_container)</text:span></text:p>
      <text:p text:style-name="P14"><text:span text:style-name="Source_20_Text"><text:s text:c="24"/>except Exception as e:</text:span></text:p>
      <text:p text:style-name="P14"><text:span text:style-name="Source_20_Text"><text:s text:c="28"/>result = f"Error: {str(e)}"</text:span></text:p>
      <text:p text:style-name="P14"><text:span text:style-name="Source_20_Text"><text:s text:c="20"/>else:</text:span></text:p>
      <text:p text:style-name="P14"><text:span text:style-name="Source_20_Text"><text:s text:c="24"/>result = f"Error: Tool '{tool_name}' not found"</text:span></text:p>
      <text:p text:style-name="P14"/>
      <text:p text:style-name="P14"><text:span text:style-name="Source_20_Text"><text:s text:c="16"/># Apply Cerebras-specific workaround</text:span></text:p>
      <text:p text:style-name="P14"><text:span text:style-name="Source_20_Text"><text:s text:c="16"/>if current_agent_name == "Cerebras_Assistant":</text:span></text:p>
      <text:p text:style-name="P14"><text:span text:style-name="Source_20_Text"><text:s text:c="20"/># Cerebras doesn't handle ToolMessage objects properly</text:span></text:p>
      <text:p text:style-name="P14"><text:span text:style-name="Source_20_Text"><text:s text:c="20"/>tool_messages.append(</text:span></text:p>
      <text:p text:style-name="P14"><text:span text:style-name="Source_20_Text"><text:s text:c="24"/>HumanMessage(content=f"Tool '{tool_name}' returned the result: {result}", name=tool_name)</text:span></text:p>
      <text:p text:style-name="P14"><text:span text:style-name="Source_20_Text"><text:s text:c="20"/>)</text:span></text:p>
      <text:p text:style-name="P14"><text:span text:style-name="Source_20_Text"><text:s text:c="16"/>else:</text:span></text:p>
      <text:p text:style-name="P14"><text:span text:style-name="Source_20_Text"><text:s text:c="20"/># Standard ToolMessage format for other providers</text:span></text:p>
      <text:p text:style-name="P14"><text:span text:style-name="Source_20_Text"><text:s text:c="20"/>tool_messages.append(</text:span></text:p>
      <text:p text:style-name="P14"><text:span text:style-name="Source_20_Text"><text:s text:c="24"/>ToolMessage(content=str(result), tool_call_id=tool_call_id)</text:span></text:p>
      <text:p text:style-name="P14"><text:span text:style-name="Source_20_Text"><text:s text:c="20"/>)</text:span></text:p>
      <text:p text:style-name="P14"><text:span text:style-name="Source_20_Text"><text:s text:c="12"/></text:span></text:p>
      <text:p text:style-name="P14"><text:span text:style-name="Source_20_Text"><text:s text:c="12"/>return {"messages": tool_messages}</text:span></text:p>
      <text:p text:style-name="P14"><text:span text:style-name="Source_20_Text"><text:s text:c="8"/></text:span></text:p>
      <text:p text:style-name="P14"><text:span text:style-name="Source_20_Text"><text:s text:c="8"/># Build the graph</text:span></text:p>
      <text:p text:style-name="P14"><text:span text:style-name="Source_20_Text"><text:s text:c="8"/>workflow = StateGraph(GraphState)</text:span></text:p>
      <text:p text:style-name="P14"><text:span text:style-name="Source_20_Text"><text:s text:c="8"/>workflow.add_node("agent", agent_node)</text:span></text:p>
      <text:p text:style-name="P14"><text:span text:style-name="Source_20_Text"><text:s text:c="8"/>workflow.add_node("tools", tool_node)</text:span></text:p>
      <text:p text:style-name="P14"><text:span text:style-name="Source_20_Text"><text:s text:c="8"/></text:span></text:p>
      <text:p text:style-name="P14"><text:soft-page-break/><text:span text:style-name="Source_20_Text"><text:s text:c="8"/>workflow.set_entry_point("agent")</text:span></text:p>
      <text:p text:style-name="P14"><text:span text:style-name="Source_20_Text"><text:s text:c="8"/>workflow.add_conditional_edges(</text:span></text:p>
      <text:p text:style-name="P14"><text:span text:style-name="Source_20_Text"><text:s text:c="12"/>"agent",</text:span></text:p>
      <text:p text:style-name="P14"><text:span text:style-name="Source_20_Text"><text:s text:c="12"/>should_continue,</text:span></text:p>
      <text:p text:style-name="P14"><text:span text:style-name="Source_20_Text"><text:s text:c="12"/>{"tools": "tools", "end": END}</text:span></text:p>
      <text:p text:style-name="P14"><text:span text:style-name="Source_20_Text"><text:s text:c="8"/>)</text:span></text:p>
      <text:p text:style-name="P14"><text:span text:style-name="Source_20_Text"><text:s text:c="8"/></text:span></text:p>
      <text:p text:style-name="P14"><text:span text:style-name="Source_20_Text"><text:s text:c="8"/># Cerebras requires different workflow termination</text:span></text:p>
      <text:p text:style-name="P14"><text:span text:style-name="Source_20_Text"><text:s text:c="8"/>if agent.name == "Cerebras_Assistant":</text:span></text:p>
      <text:p text:style-name="P14"><text:span text:style-name="Source_20_Text"><text:s text:c="12"/>workflow.add_edge("tools", END)</text:span></text:p>
      <text:p text:style-name="P14"><text:span text:style-name="Source_20_Text"><text:s text:c="8"/>else:</text:span></text:p>
      <text:p text:style-name="P14"><text:span text:style-name="Source_20_Text"><text:s text:c="12"/>workflow.add_edge("tools", "agent")</text:span></text:p>
      <text:p text:style-name="P14"><text:span text:style-name="Source_20_Text"><text:s text:c="8"/></text:span></text:p>
      <text:p text:style-name="P14"><text:span text:style-name="Source_20_Text"><text:s text:c="8"/>return workflow.compile()</text:span></text:p>
      <text:h text:style-name="P17" text:outline-level="4"><text:span text:style-name="Strong_20_Emphasis">models/tools/calculator.py</text:span></text:h>
      <text:p text:style-name="P14"><text:span text:style-name="Source_20_Text">"""</text:span></text:p>
      <text:p text:style-name="P14"><text:span text:style-name="Source_20_Text">Basic calculator tool for fast arithmetic operations.</text:span></text:p>
      <text:p text:style-name="P14"><text:span text:style-name="Source_20_Text">"""</text:span></text:p>
      <text:p text:style-name="P14"/>
      <text:p text:style-name="P14"><text:span text:style-name="Source_20_Text">from langchain_core.tools import Tool</text:span></text:p>
      <text:p text:style-name="P14"/>
      <text:p text:style-name="P14"><text:span text:style-name="Source_20_Text">def create_calculator_tool() -&gt; Tool:</text:span></text:p>
      <text:p text:style-name="P14"><text:span text:style-name="Source_20_Text"><text:s text:c="4"/>"""Create a simple calculator tool for basic math."""</text:span></text:p>
      <text:p text:style-name="P14"><text:span text:style-name="Source_20_Text"><text:s text:c="4"/>def calculate(expression: str) -&gt; str:</text:span></text:p>
      <text:p text:style-name="P14"><text:span text:style-name="Source_20_Text"><text:s text:c="8"/>"""Simple calculator that evaluates basic math expressions."""</text:span></text:p>
      <text:p text:style-name="P14"><text:span text:style-name="Source_20_Text"><text:s text:c="8"/>try:</text:span></text:p>
      <text:p text:style-name="P14"><text:span text:style-name="Source_20_Text"><text:s text:c="12"/># Only allow basic math operations for security</text:span></text:p>
      <text:p text:style-name="P14"><text:span text:style-name="Source_20_Text"><text:s text:c="12"/>allowed_chars = set('0123456789+-*/.() ')</text:span></text:p>
      <text:p text:style-name="P14"><text:span text:style-name="Source_20_Text"><text:s text:c="12"/>if not all(c in allowed_chars for c in expression):</text:span></text:p>
      <text:p text:style-name="P14"><text:span text:style-name="Source_20_Text"><text:s text:c="16"/>return "Error: Only basic math operations allowed"</text:span></text:p>
      <text:p text:style-name="P14"><text:span text:style-name="Source_20_Text"><text:s text:c="12"/>result = eval(expression)</text:span></text:p>
      <text:p text:style-name="P14"><text:span text:style-name="Source_20_Text"><text:s text:c="12"/>return f"Result: {result}"</text:span></text:p>
      <text:p text:style-name="P14"><text:span text:style-name="Source_20_Text"><text:s text:c="8"/>except Exception as e:</text:span></text:p>
      <text:p text:style-name="P14"><text:span text:style-name="Source_20_Text"><text:s text:c="12"/>return f"Calculation error: {str(e)}"</text:span></text:p>
      <text:p text:style-name="P14"><text:soft-page-break/><text:span text:style-name="Source_20_Text"><text:s text:c="4"/></text:span></text:p>
      <text:p text:style-name="P14"><text:span text:style-name="Source_20_Text"><text:s text:c="4"/>return Tool(</text:span></text:p>
      <text:p text:style-name="P14"><text:span text:style-name="Source_20_Text"><text:s text:c="8"/>name="calculator",</text:span></text:p>
      <text:p text:style-name="P14"><text:span text:style-name="Source_20_Text"><text:s text:c="8"/>description="Fast arithmetic for simple expressions (2+2, 127*89). Use for basic math only.",</text:span></text:p>
      <text:p text:style-name="P14"><text:span text:style-name="Source_20_Text"><text:s text:c="8"/>func=calculate</text:span></text:p>
      <text:p text:style-name="P14"><text:span text:style-name="Source_20_Text"><text:s text:c="4"/>)</text:span></text:p>
      <text:h text:style-name="P17" text:outline-level="4"><text:span text:style-name="Strong_20_Emphasis">models/tools/python_executor.py</text:span></text:h>
      <text:p text:style-name="P14"><text:span text:style-name="Source_20_Text">"""</text:span></text:p>
      <text:p text:style-name="P14"><text:span text:style-name="Source_20_Text">Whitelist-based Python execution tool.</text:span></text:p>
      <text:p text:style-name="P14"><text:span text:style-name="Source_20_Text">Safe for basic calculations, falls back to Docker for complex operations.</text:span></text:p>
      <text:p text:style-name="P14"><text:span text:style-name="Source_20_Text">"""</text:span></text:p>
      <text:p text:style-name="P14"/>
      <text:p text:style-name="P14"><text:span text:style-name="Source_20_Text">import ast</text:span></text:p>
      <text:p text:style-name="P14"><text:span text:style-name="Source_20_Text">import sys</text:span></text:p>
      <text:p text:style-name="P14"><text:span text:style-name="Source_20_Text">import io</text:span></text:p>
      <text:p text:style-name="P14"><text:span text:style-name="Source_20_Text">from contextlib import redirect_stdout, redirect_stderr</text:span></text:p>
      <text:p text:style-name="P14"><text:span text:style-name="Source_20_Text">from langchain_core.tools import Tool</text:span></text:p>
      <text:p text:style-name="P14"/>
      <text:p text:style-name="P14"><text:span text:style-name="Source_20_Text"># Whitelist of safe operations</text:span></text:p>
      <text:p text:style-name="P14"><text:span text:style-name="Source_20_Text">SAFE_IMPORTS = {</text:span></text:p>
      <text:p text:style-name="P14"><text:span text:style-name="Source_20_Text"><text:s text:c="4"/>'math', 'decimal', 'statistics', 'random', 'json', 're', 'datetime'</text:span></text:p>
      <text:p text:style-name="P14"><text:span text:style-name="Source_20_Text">}</text:span></text:p>
      <text:p text:style-name="P14"/>
      <text:p text:style-name="P14"><text:span text:style-name="Source_20_Text">SAFE_BUILTINS = {</text:span></text:p>
      <text:p text:style-name="P14"><text:span text:style-name="Source_20_Text"><text:s text:c="4"/>'print', 'len', 'range', 'enumerate', 'zip', 'sum', 'max', 'min', </text:span></text:p>
      <text:p text:style-name="P14"><text:span text:style-name="Source_20_Text"><text:s text:c="4"/>'abs', 'round', 'sorted', 'reversed', 'any', 'all', 'int', 'float', </text:span></text:p>
      <text:p text:style-name="P14"><text:span text:style-name="Source_20_Text"><text:s text:c="4"/>'str', 'list', 'dict', 'set', 'tuple', 'bool'</text:span></text:p>
      <text:p text:style-name="P14"><text:span text:style-name="Source_20_Text">}</text:span></text:p>
      <text:p text:style-name="P14"/>
      <text:p text:style-name="P14"><text:span text:style-name="Source_20_Text">def _analyze_code_safety(code: str) -&gt; tuple[bool, str]:</text:span></text:p>
      <text:p text:style-name="P14"><text:span text:style-name="Source_20_Text"><text:s text:c="4"/>"""Analyze if code contains only whitelisted operations."""</text:span></text:p>
      <text:p text:style-name="P14"><text:span text:style-name="Source_20_Text"><text:s text:c="4"/>try:</text:span></text:p>
      <text:p text:style-name="P14"><text:span text:style-name="Source_20_Text"><text:s text:c="8"/>tree = ast.parse(code)</text:span></text:p>
      <text:p text:style-name="P14"><text:soft-page-break/><text:span text:style-name="Source_20_Text"><text:s text:c="4"/>except SyntaxError as e:</text:span></text:p>
      <text:p text:style-name="P14"><text:span text:style-name="Source_20_Text"><text:s text:c="8"/>return False, f"Syntax error: {e}"</text:span></text:p>
      <text:p text:style-name="P14"><text:span text:style-name="Source_20_Text"><text:s text:c="4"/></text:span></text:p>
      <text:p text:style-name="P14"><text:span text:style-name="Source_20_Text"><text:s text:c="4"/>for node in ast.walk(tree):</text:span></text:p>
      <text:p text:style-name="P14"><text:span text:style-name="Source_20_Text"><text:s text:c="8"/>if isinstance(node, ast.Import):</text:span></text:p>
      <text:p text:style-name="P14"><text:span text:style-name="Source_20_Text"><text:s text:c="12"/>for alias in node.names:</text:span></text:p>
      <text:p text:style-name="P14"><text:span text:style-name="Source_20_Text"><text:s text:c="16"/>if alias.name not in SAFE_IMPORTS:</text:span></text:p>
      <text:p text:style-name="P14"><text:span text:style-name="Source_20_Text"><text:s text:c="20"/>return False, f"Non-whitelisted import: {alias.name}"</text:span></text:p>
      <text:p text:style-name="P14"><text:span text:style-name="Source_20_Text"><text:s text:c="8"/>elif isinstance(node, ast.ImportFrom):</text:span></text:p>
      <text:p text:style-name="P14"><text:span text:style-name="Source_20_Text"><text:s text:c="12"/>if node.module not in SAFE_IMPORTS:</text:span></text:p>
      <text:p text:style-name="P14"><text:span text:style-name="Source_20_Text"><text:s text:c="16"/>return False, f"Non-whitelisted import: {node.module}"</text:span></text:p>
      <text:p text:style-name="P14"><text:span text:style-name="Source_20_Text"><text:s text:c="4"/></text:span></text:p>
      <text:p text:style-name="P14"><text:span text:style-name="Source_20_Text"><text:s text:c="4"/>return True, "Safe"</text:span></text:p>
      <text:p text:style-name="P14"/>
      <text:p text:style-name="P14"><text:span text:style-name="Source_20_Text">def create_python_executor_tool() -&gt; Tool:</text:span></text:p>
      <text:p text:style-name="P14"><text:span text:style-name="Source_20_Text"><text:s text:c="4"/>"""Create whitelist-based Python executor with Docker fallback option."""</text:span></text:p>
      <text:p text:style-name="P14"><text:span text:style-name="Source_20_Text"><text:s text:c="4"/></text:span></text:p>
      <text:p text:style-name="P14"><text:span text:style-name="Source_20_Text"><text:s text:c="4"/>def execute_python(code: str) -&gt; str:</text:span></text:p>
      <text:p text:style-name="P14"><text:span text:style-name="Source_20_Text"><text:s text:c="8"/>"""Execute Python code with safety analysis."""</text:span></text:p>
      <text:p text:style-name="P14"><text:span text:style-name="Source_20_Text"><text:s text:c="8"/></text:span></text:p>
      <text:p text:style-name="P14"><text:span text:style-name="Source_20_Text"><text:s text:c="8"/># Analyze code safety</text:span></text:p>
      <text:p text:style-name="P14"><text:span text:style-name="Source_20_Text"><text:s text:c="8"/>is_safe, safety_msg = _analyze_code_safety(code)</text:span></text:p>
      <text:p text:style-name="P14"><text:span text:style-name="Source_20_Text"><text:s text:c="8"/></text:span></text:p>
      <text:p text:style-name="P14"><text:span text:style-name="Source_20_Text"><text:s text:c="8"/>if not is_safe:</text:span></text:p>
      <text:p text:style-name="P14"><text:span text:style-name="Source_20_Text"><text:s text:c="12"/>return f"Code rejected by whitelist: {safety_msg}\n(Docker fallback not implemented yet)"</text:span></text:p>
      <text:p text:style-name="P14"><text:span text:style-name="Source_20_Text"><text:s text:c="8"/></text:span></text:p>
      <text:p text:style-name="P14"><text:span text:style-name="Source_20_Text"><text:s text:c="8"/># Execute safe code directly</text:span></text:p>
      <text:p text:style-name="P14"><text:span text:style-name="Source_20_Text"><text:s text:c="8"/>stdout_capture = io.StringIO()</text:span></text:p>
      <text:p text:style-name="P14"><text:span text:style-name="Source_20_Text"><text:s text:c="8"/>stderr_capture = io.StringIO()</text:span></text:p>
      <text:p text:style-name="P14"><text:span text:style-name="Source_20_Text"><text:s text:c="8"/></text:span></text:p>
      <text:p text:style-name="P14"><text:span text:style-name="Source_20_Text"><text:s text:c="8"/>safe_globals = {</text:span></text:p>
      <text:p text:style-name="P14"><text:span text:style-name="Source_20_Text"><text:s text:c="12"/>'__builtins__': {name: getattr(__builtins__, name) for name in SAFE_BUILTINS}</text:span></text:p>
      <text:p text:style-name="P14"><text:soft-page-break/><text:span text:style-name="Source_20_Text"><text:s text:c="8"/>}</text:span></text:p>
      <text:p text:style-name="P14"><text:span text:style-name="Source_20_Text"><text:s text:c="8"/></text:span></text:p>
      <text:p text:style-name="P14"><text:span text:style-name="Source_20_Text"><text:s text:c="8"/># Add safe modules</text:span></text:p>
      <text:p text:style-name="P14"><text:span text:style-name="Source_20_Text"><text:s text:c="8"/>try:</text:span></text:p>
      <text:p text:style-name="P14"><text:span text:style-name="Source_20_Text"><text:s text:c="12"/>import math, decimal, statistics, random, json, re, datetime</text:span></text:p>
      <text:p text:style-name="P14"><text:span text:style-name="Source_20_Text"><text:s text:c="12"/>safe_globals.update({</text:span></text:p>
      <text:p text:style-name="P14"><text:span text:style-name="Source_20_Text"><text:s text:c="16"/>'math': math,</text:span></text:p>
      <text:p text:style-name="P14"><text:span text:style-name="Source_20_Text"><text:s text:c="16"/>'decimal': decimal,</text:span></text:p>
      <text:p text:style-name="P14"><text:span text:style-name="Source_20_Text"><text:s text:c="16"/>'Decimal': decimal.Decimal,</text:span></text:p>
      <text:p text:style-name="P14"><text:span text:style-name="Source_20_Text"><text:s text:c="16"/>'statistics': statistics,</text:span></text:p>
      <text:p text:style-name="P14"><text:span text:style-name="Source_20_Text"><text:s text:c="16"/>'random': random,</text:span></text:p>
      <text:p text:style-name="P14"><text:span text:style-name="Source_20_Text"><text:s text:c="16"/>'json': json,</text:span></text:p>
      <text:p text:style-name="P14"><text:span text:style-name="Source_20_Text"><text:s text:c="16"/>'re': re,</text:span></text:p>
      <text:p text:style-name="P14"><text:span text:style-name="Source_20_Text"><text:s text:c="16"/>'datetime': datetime,</text:span></text:p>
      <text:p text:style-name="P14"><text:span text:style-name="Source_20_Text"><text:s text:c="12"/>})</text:span></text:p>
      <text:p text:style-name="P14"><text:span text:style-name="Source_20_Text"><text:s text:c="8"/>except ImportError:</text:span></text:p>
      <text:p text:style-name="P14"><text:span text:style-name="Source_20_Text"><text:s text:c="12"/>pass</text:span></text:p>
      <text:p text:style-name="P14"><text:span text:style-name="Source_20_Text"><text:s text:c="8"/></text:span></text:p>
      <text:p text:style-name="P14"><text:span text:style-name="Source_20_Text"><text:s text:c="8"/>try:</text:span></text:p>
      <text:p text:style-name="P14"><text:span text:style-name="Source_20_Text"><text:s text:c="12"/>with redirect_stdout(stdout_capture), redirect_stderr(stderr_capture):</text:span></text:p>
      <text:p text:style-name="P14"><text:span text:style-name="Source_20_Text"><text:s text:c="16"/>exec(code, safe_globals)</text:span></text:p>
      <text:p text:style-name="P14"><text:span text:style-name="Source_20_Text"><text:s text:c="12"/></text:span></text:p>
      <text:p text:style-name="P14"><text:span text:style-name="Source_20_Text"><text:s text:c="12"/>stdout_output = stdout_capture.getvalue()</text:span></text:p>
      <text:p text:style-name="P14"><text:span text:style-name="Source_20_Text"><text:s text:c="12"/>stderr_output = stderr_capture.getvalue()</text:span></text:p>
      <text:p text:style-name="P14"><text:span text:style-name="Source_20_Text"><text:s text:c="12"/></text:span></text:p>
      <text:p text:style-name="P14"><text:span text:style-name="Source_20_Text"><text:s text:c="12"/>if stderr_output:</text:span></text:p>
      <text:p text:style-name="P14"><text:span text:style-name="Source_20_Text"><text:s text:c="16"/>return f"Error: {stderr_output.strip()}"</text:span></text:p>
      <text:p text:style-name="P14"><text:span text:style-name="Source_20_Text"><text:s text:c="12"/>elif stdout_output:</text:span></text:p>
      <text:p text:style-name="P14"><text:span text:style-name="Source_20_Text"><text:s text:c="16"/>return stdout_output.strip()</text:span></text:p>
      <text:p text:style-name="P14"><text:span text:style-name="Source_20_Text"><text:s text:c="12"/>else:</text:span></text:p>
      <text:p text:style-name="P14"><text:span text:style-name="Source_20_Text"><text:s text:c="16"/>return "Code executed successfully (no output)"</text:span></text:p>
      <text:p text:style-name="P14"><text:span text:style-name="Source_20_Text"><text:s text:c="16"/></text:span></text:p>
      <text:p text:style-name="P14"><text:span text:style-name="Source_20_Text"><text:s text:c="8"/>except Exception as e:</text:span></text:p>
      <text:p text:style-name="P14"><text:span text:style-name="Source_20_Text"><text:s text:c="12"/>return f"Execution error: {str(e)}"</text:span></text:p>
      <text:p text:style-name="P14"><text:soft-page-break/><text:span text:style-name="Source_20_Text"><text:s text:c="4"/></text:span></text:p>
      <text:p text:style-name="P14"><text:span text:style-name="Source_20_Text"><text:s text:c="4"/>return Tool(</text:span></text:p>
      <text:p text:style-name="P14"><text:span text:style-name="Source_20_Text"><text:s text:c="8"/>name="python_executor",</text:span></text:p>
      <text:p text:style-name="P14"><text:span text:style-name="Source_20_Text"><text:s text:c="8"/>description="Execute Python code with whitelist security. Supports math, decimal, statistics, datetime, json, re modules. Include print() statements to show results.",</text:span></text:p>
      <text:p text:style-name="P14"><text:span text:style-name="Source_20_Text"><text:s text:c="8"/>func=execute_python</text:span></text:p>
      <text:p text:style-name="P14"><text:span text:style-name="Source_20_Text"><text:s text:c="4"/>)</text:span></text:p>
      <text:h text:style-name="P17" text:outline-level="4"><text:span text:style-name="Strong_20_Emphasis">controllers/orchestrator.py</text:span></text:h>
      <text:p text:style-name="P14"><text:span text:style-name="Source_20_Text">"""</text:span></text:p>
      <text:p text:style-name="P14"><text:span text:style-name="Source_20_Text">Main orchestration controller for agent selection and message routing.</text:span></text:p>
      <text:p text:style-name="P14"><text:span text:style-name="Source_20_Text">Handles the core Director-Agent interaction logic.</text:span></text:p>
      <text:p text:style-name="P14"><text:span text:style-name="Source_20_Text">"""</text:span></text:p>
      <text:p text:style-name="P14"/>
      <text:p text:style-name="P14"><text:span text:style-name="Source_20_Text">from typing import Optional</text:span></text:p>
      <text:p text:style-name="P14"><text:span text:style-name="Source_20_Text">from langchain_core.messages import HumanMessage</text:span></text:p>
      <text:p text:style-name="P14"/>
      <text:p text:style-name="P14"><text:span text:style-name="Source_20_Text">from models.symposium import Symposium</text:span></text:p>
      <text:p text:style-name="P14"><text:span text:style-name="Source_20_Text">from models.agent import Agent, AgentTier</text:span></text:p>
      <text:p text:style-name="P14"><text:span text:style-name="Source_20_Text">from models.workflow import WorkflowManager, GraphState</text:span></text:p>
      <text:p text:style-name="P14"/>
      <text:p text:style-name="P14"><text:span text:style-name="Source_20_Text">class Orchestrator:</text:span></text:p>
      <text:p text:style-name="P14"><text:span text:style-name="Source_20_Text"><text:s text:c="4"/>"""Main controller for routing messages to appropriate agents."""</text:span></text:p>
      <text:p text:style-name="P14"><text:span text:style-name="Source_20_Text"><text:s text:c="4"/></text:span></text:p>
      <text:p text:style-name="P14"><text:span text:style-name="Source_20_Text"><text:s text:c="4"/>def __init__(self):</text:span></text:p>
      <text:p text:style-name="P14"><text:span text:style-name="Source_20_Text"><text:s text:c="8"/>self.symposium = Symposium()</text:span></text:p>
      <text:p text:style-name="P14"><text:span text:style-name="Source_20_Text"><text:s text:c="8"/>self.workflow_manager = WorkflowManager()</text:span></text:p>
      <text:p text:style-name="P14"><text:span text:style-name="Source_20_Text"><text:s text:c="8"/>self.active_workflows = {}</text:span></text:p>
      <text:p text:style-name="P14"><text:span text:style-name="Source_20_Text"><text:s text:c="4"/></text:span></text:p>
      <text:p text:style-name="P14"><text:span text:style-name="Source_20_Text"><text:s text:c="4"/>def quick_ask(self, agent_name: str, message: str, use_tools: bool = False) -&gt; str:</text:span></text:p>
      <text:p text:style-name="P14"><text:span text:style-name="Source_20_Text"><text:s text:c="8"/>"""Simple method to ask a single agent a question."""</text:span></text:p>
      <text:p text:style-name="P14"><text:span text:style-name="Source_20_Text"><text:s text:c="8"/>agent = self.symposium.get_agent(agent_name)</text:span></text:p>
      <text:p text:style-name="P14"><text:span text:style-name="Source_20_Text"><text:s text:c="8"/>if not agent:</text:span></text:p>
      <text:p text:style-name="P14"><text:span text:style-name="Source_20_Text"><text:s text:c="12"/>return f"Error: Agent {agent_name} not found"</text:span></text:p>
      <text:p text:style-name="P14"><text:soft-page-break/><text:span text:style-name="Source_20_Text"><text:s text:c="8"/></text:span></text:p>
      <text:p text:style-name="P14"><text:span text:style-name="Source_20_Text"><text:s text:c="8"/>try:</text:span></text:p>
      <text:p text:style-name="P14"><text:span text:style-name="Source_20_Text"><text:s text:c="12"/>if use_tools and agent.tier == AgentTier.RESEARCH_ASSISTANT:</text:span></text:p>
      <text:p text:style-name="P14"><text:span text:style-name="Source_20_Text"><text:s text:c="16"/># Use the tool-enabled workflow</text:span></text:p>
      <text:p text:style-name="P14"><text:span text:style-name="Source_20_Text"><text:s text:c="16"/>graph = self.workflow_manager.create_tool_agent_graph(agent)</text:span></text:p>
      <text:p text:style-name="P14"><text:span text:style-name="Source_20_Text"><text:s text:c="16"/>initial_state = GraphState(</text:span></text:p>
      <text:p text:style-name="P14"><text:span text:style-name="Source_20_Text"><text:s text:c="20"/>messages=[HumanMessage(content=message)],</text:span></text:p>
      <text:p text:style-name="P14"><text:span text:style-name="Source_20_Text"><text:s text:c="20"/>current_agent=agent_name</text:span></text:p>
      <text:p text:style-name="P14"><text:span text:style-name="Source_20_Text"><text:s text:c="16"/>)</text:span></text:p>
      <text:p text:style-name="P14"><text:span text:style-name="Source_20_Text"><text:s text:c="16"/></text:span></text:p>
      <text:p text:style-name="P14"><text:span text:style-name="Source_20_Text"><text:s text:c="16"/>final_state = None</text:span></text:p>
      <text:p text:style-name="P14"><text:span text:style-name="Source_20_Text"><text:s text:c="16"/>for event in graph.stream(initial_state):</text:span></text:p>
      <text:p text:style-name="P14"><text:span text:style-name="Source_20_Text"><text:s text:c="20"/>final_state = event</text:span></text:p>
      <text:p text:style-name="P14"><text:span text:style-name="Source_20_Text"><text:s text:c="16"/></text:span></text:p>
      <text:p text:style-name="P14"><text:span text:style-name="Source_20_Text"><text:s text:c="16"/>if final_state and "agent" in final_state:</text:span></text:p>
      <text:p text:style-name="P14"><text:span text:style-name="Source_20_Text"><text:s text:c="20"/>last_message = final_state["agent"]["messages"][-1]</text:span></text:p>
      <text:p text:style-name="P14"><text:span text:style-name="Source_20_Text"><text:s text:c="20"/>return last_message.content</text:span></text:p>
      <text:p text:style-name="P14"><text:span text:style-name="Source_20_Text"><text:s text:c="16"/>else:</text:span></text:p>
      <text:p text:style-name="P14"><text:span text:style-name="Source_20_Text"><text:s text:c="20"/># Handle case where graph terminates at tools node (Cerebras)</text:span></text:p>
      <text:p text:style-name="P14"><text:span text:style-name="Source_20_Text"><text:s text:c="20"/>last_message = final_state["tools"]["messages"][-1]</text:span></text:p>
      <text:p text:style-name="P14"><text:span text:style-name="Source_20_Text"><text:s text:c="20"/>return last_message.content</text:span></text:p>
      <text:p text:style-name="P14"><text:span text:style-name="Source_20_Text"><text:s text:c="12"/>else:</text:span></text:p>
      <text:p text:style-name="P14"><text:span text:style-name="Source_20_Text"><text:s text:c="16"/># Direct model call</text:span></text:p>
      <text:p text:style-name="P14"><text:span text:style-name="Source_20_Text"><text:s text:c="16"/>response = agent.model_instance.invoke([HumanMessage(content=message)])</text:span></text:p>
      <text:p text:style-name="P14"><text:span text:style-name="Source_20_Text"><text:s text:c="16"/>return response.content</text:span></text:p>
      <text:p text:style-name="P14"><text:span text:style-name="Source_20_Text"><text:s text:c="8"/>except Exception as e:</text:span></text:p>
      <text:p text:style-name="P14"><text:span text:style-name="Source_20_Text"><text:s text:c="12"/>return f"Error calling {agent_name}: {str(e)}"</text:span></text:p>
      <text:p text:style-name="P14"><text:span text:style-name="Source_20_Text"><text:s text:c="4"/></text:span></text:p>
      <text:p text:style-name="P14"><text:span text:style-name="Source_20_Text"><text:s text:c="4"/>def get_agent_registry(self):</text:span></text:p>
      <text:p text:style-name="P14"><text:span text:style-name="Source_20_Text"><text:s text:c="8"/>"""Expose the agent registry for external access."""</text:span></text:p>
      <text:p text:style-name="P14"><text:span text:style-name="Source_20_Text"><text:s text:c="8"/>return self.symposium.get_agent_registry()</text:span></text:p>
      <text:p text:style-name="P14"><text:span text:style-name="Source_20_Text"><text:s text:c="4"/></text:span></text:p>
      <text:p text:style-name="P14"><text:span text:style-name="Source_20_Text"><text:s text:c="4"/>def get_agent(self, name: str) -&gt; Optional[Agent]:</text:span></text:p>
      <text:p text:style-name="P14"><text:soft-page-break/><text:span text:style-name="Source_20_Text"><text:s text:c="8"/>"""Get a specific agent."""</text:span></text:p>
      <text:p text:style-name="P14"><text:span text:style-name="Source_20_Text"><text:s text:c="8"/>return self.symposium.get_agent(name)</text:span></text:p>
      <text:p text:style-name="P14"><text:span text:style-name="Source_20_Text"><text:s text:c="4"/></text:span></text:p>
      <text:p text:style-name="P14"><text:span text:style-name="Source_20_Text"><text:s text:c="4"/>def list_agents_by_tier(self, tier: AgentTier):</text:span></text:p>
      <text:p text:style-name="P14"><text:span text:style-name="Source_20_Text"><text:s text:c="8"/>"""List agents by capability tier."""</text:span></text:p>
      <text:p text:style-name="P14"><text:span text:style-name="Source_20_Text"><text:s text:c="8"/>return self.symposium.list_agents_by_tier(tier)</text:span></text:p>
      <text:h text:style-name="P17" text:outline-level="4"><text:span text:style-name="Strong_20_Emphasis">views/cli.py</text:span></text:h>
      <text:p text:style-name="P14"><text:span text:style-name="Source_20_Text">"""</text:span></text:p>
      <text:p text:style-name="P14"><text:span text:style-name="Source_20_Text">Command-line interface for testing and interacting with the symposium.</text:span></text:p>
      <text:p text:style-name="P14"><text:span text:style-name="Source_20_Text">"""</text:span></text:p>
      <text:p text:style-name="P14"/>
      <text:p text:style-name="P14"><text:span text:style-name="Source_20_Text">from controllers.orchestrator import Orchestrator</text:span></text:p>
      <text:p text:style-name="P14"><text:span text:style-name="Source_20_Text">from models.agent import AgentTier</text:span></text:p>
      <text:p text:style-name="P14"/>
      <text:p text:style-name="P14"><text:span text:style-name="Source_20_Text">class SymposiumCLI:</text:span></text:p>
      <text:p text:style-name="P14"><text:span text:style-name="Source_20_Text"><text:s text:c="4"/>"""Simple CLI interface for testing symposium functionality."""</text:span></text:p>
      <text:p text:style-name="P14"><text:span text:style-name="Source_20_Text"><text:s text:c="4"/></text:span></text:p>
      <text:p text:style-name="P14"><text:span text:style-name="Source_20_Text"><text:s text:c="4"/>def __init__(self):</text:span></text:p>
      <text:p text:style-name="P14"><text:span text:style-name="Source_20_Text"><text:s text:c="8"/>self.orchestrator = Orchestrator()</text:span></text:p>
      <text:p text:style-name="P14"><text:span text:style-name="Source_20_Text"><text:s text:c="4"/></text:span></text:p>
      <text:p text:style-name="P14"><text:span text:style-name="Source_20_Text"><text:s text:c="4"/>def run_demo(self):</text:span></text:p>
      <text:p text:style-name="P14"><text:span text:style-name="Source_20_Text"><text:s text:c="8"/>"""Run the standard demo sequence from the original manager."""</text:span></text:p>
      <text:p text:style-name="P14"><text:span text:style-name="Source_20_Text"><text:s text:c="8"/>print("--- Initializing Symposium ---")</text:span></text:p>
      <text:p text:style-name="P14"><text:span text:style-name="Source_20_Text"><text:s text:c="8"/></text:span></text:p>
      <text:p text:style-name="P14"><text:span text:style-name="Source_20_Text"><text:s text:c="8"/>print("\n--- Agent Registry ---")</text:span></text:p>
      <text:p text:style-name="P14"><text:span text:style-name="Source_20_Text"><text:s text:c="8"/>for name, agent in self.orchestrator.get_agent_registry().items():</text:span></text:p>
      <text:p text:style-name="P14"><text:span text:style-name="Source_20_Text"><text:s text:c="12"/>status = "✓" if agent.model_instance else "✗"</text:span></text:p>
      <text:p text:style-name="P14"><text:span text:style-name="Source_20_Text"><text:s text:c="12"/>print(f"{status} {name} ({agent.provider.value}) - {agent.tier.value}")</text:span></text:p>
      <text:p text:style-name="P14"><text:span text:style-name="Source_20_Text"><text:s text:c="8"/></text:span></text:p>
      <text:p text:style-name="P14"><text:span text:style-name="Source_20_Text"><text:s text:c="8"/>print("\n--- Testing Simple Agent Call ---")</text:span></text:p>
      <text:p text:style-name="P14"><text:span text:style-name="Source_20_Text"><text:s text:c="8"/>response = self.orchestrator.quick_ask("Claude", "What is 2+2? Answer in exactly 5 words.")</text:span></text:p>
      <text:p text:style-name="P14"><text:span text:style-name="Source_20_Text"><text:s text:c="8"/>print(f"Response: {response}")</text:span></text:p>
      <text:p text:style-name="P14"><text:span text:style-name="Source_20_Text"><text:s text:c="8"/></text:span></text:p>
      <text:p text:style-name="P14"><text:soft-page-break/><text:span text:style-name="Source_20_Text"><text:s text:c="8"/>print("\n--- Testing Tool-Using Agents ---")</text:span></text:p>
      <text:p text:style-name="P14"><text:span text:style-name="Source_20_Text"><text:s text:c="8"/>research_assistants = ["Groq_Assistant", "Mistral_Assistant", "Cerebras_Assistant"]</text:span></text:p>
      <text:p text:style-name="P14"><text:span text:style-name="Source_20_Text"><text:s text:c="8"/>test_calculation = "Calculate 127 * 89 + 456"</text:span></text:p>
      <text:p text:style-name="P14"><text:span text:style-name="Source_20_Text"><text:s text:c="8"/></text:span></text:p>
      <text:p text:style-name="P14"><text:span text:style-name="Source_20_Text"><text:s text:c="8"/>for assistant_name in research_assistants:</text:span></text:p>
      <text:p text:style-name="P14"><text:span text:style-name="Source_20_Text"><text:s text:c="12"/>print(f"\n--- Testing {assistant_name} ---")</text:span></text:p>
      <text:p text:style-name="P14"><text:span text:style-name="Source_20_Text"><text:s text:c="12"/>response = self.orchestrator.quick_ask(assistant_name, test_calculation, use_tools=True)</text:span></text:p>
      <text:p text:style-name="P14"><text:span text:style-name="Source_20_Text"><text:s text:c="12"/>print(f"{assistant_name}: {response}")</text:span></text:p>
      <text:p text:style-name="P14"><text:span text:style-name="Source_20_Text"><text:s text:c="8"/></text:span></text:p>
      <text:p text:style-name="P14"><text:span text:style-name="Source_20_Text"><text:s text:c="8"/>print("\n--- Symposium Ready ---")</text:span></text:p>
      <text:p text:style-name="P14"/>
      <text:p text:style-name="P14"><text:span text:style-name="Source_20_Text">if __name__ == "__main__":</text:span></text:p>
      <text:p text:style-name="P14"><text:span text:style-name="Source_20_Text"><text:s text:c="4"/>cli = SymposiumCLI()</text:span></text:p>
      <text:p text:style-name="P14"><text:span text:style-name="Source_20_Text"><text:s text:c="4"/>cli.run_demo()</text:span></text:p>
      <text:h text:style-name="P17" text:outline-level="4"><text:span text:style-name="Strong_20_Emphasis">symposium_manager_v2.py</text:span></text:h>
      <text:p text:style-name="P14"><text:span text:style-name="Source_20_Text">#!/usr/bin/env python3</text:span></text:p>
      <text:p text:style-name="P14"><text:span text:style-name="Source_20_Text">"""</text:span></text:p>
      <text:p text:style-name="P14"><text:span text:style-name="Source_20_Text">Multi-LLM Symposium Manager v2.0</text:span></text:p>
      <text:p text:style-name="P14"><text:span text:style-name="Source_20_Text">Clean entry point using modular MVC architecture.</text:span></text:p>
      <text:p text:style-name="P14"><text:span text:style-name="Source_20_Text">"""</text:span></text:p>
      <text:p text:style-name="P14"/>
      <text:p text:style-name="P14"><text:span text:style-name="Source_20_Text">from views.cli import SymposiumCLI</text:span></text:p>
      <text:p text:style-name="P14"><text:span text:style-name="Source_20_Text">from controllers.orchestrator import Orchestrator</text:span></text:p>
      <text:p text:style-name="P14"/>
      <text:p text:style-name="P14"><text:span text:style-name="Source_20_Text">def main():</text:span></text:p>
      <text:p text:style-name="P14"><text:span text:style-name="Source_20_Text"><text:s text:c="4"/>"""Main entry point for the symposium system."""</text:span></text:p>
      <text:p text:style-name="P14"><text:span text:style-name="Source_20_Text"><text:s text:c="4"/># For direct access to orchestrator</text:span></text:p>
      <text:p text:style-name="P14"><text:span text:style-name="Source_20_Text"><text:s text:c="4"/># orchestrator = Orchestrator()</text:span></text:p>
      <text:p text:style-name="P14"><text:span text:style-name="Source_20_Text"><text:s text:c="4"/></text:span></text:p>
      <text:p text:style-name="P14"><text:span text:style-name="Source_20_Text"><text:s text:c="4"/># For CLI demo</text:span></text:p>
      <text:p text:style-name="P14"><text:span text:style-name="Source_20_Text"><text:s text:c="4"/>cli = SymposiumCLI()</text:span></text:p>
      <text:p text:style-name="P14"><text:span text:style-name="Source_20_Text"><text:s text:c="4"/>cli.run_demo()</text:span></text:p>
      <text:p text:style-name="P14"><text:soft-page-break/></text:p>
      <text:p text:style-name="P14"><text:span text:style-name="Source_20_Text">if __name__ == "__main__":</text:span></text:p>
      <text:p text:style-name="P14"><text:span text:style-name="Source_20_Text"><text:s text:c="4"/>main()</text:span></text:p>
      <text:h text:style-name="P5" text:outline-level="3">2.4 Immediate Next Step</text:h>
      <text:p text:style-name="Text_20_body"><text:span text:style-name="Strong_20_Emphasis">Test Python Executor:</text:span> Verify whitelist-based Python execution with financial calculations using Decimal precision. The infrastructure is complete for complex task routing between fast calculator and secure Python execution.</text:p>
      <text:p text:style-name="Text_20_body"><text:span text:style-name="Strong_20_Emphasis">Next Expansion:</text:span> Google search tool integration for research capabilities.</text:p>
      <text:p text:style-name="P12"/>
      <text:h text:style-name="P4" text:outline-level="2">3.0 Previous Status (Step 4 Implementation - Monolithic Tool Framework)</text:h>
      <text:p text:style-name="Text_20_body"><text:span text:style-name="Strong_20_Emphasis">What was achieved:</text:span> Implemented basic tool-using agent workflows in LangGraph within a single 200+ line file. Successfully proved that agents could call tools and execute them within workflows.</text:p>
      <text:p text:style-name="Text_20_body"><text:span text:style-name="Strong_20_Emphasis">What changed:</text:span> Resolved critical tool execution issues across multiple providers. Groq worked immediately, but Mistral and Cerebras required specific debugging and custom message handling solutions. The breakthrough was recognizing that tool calling "standards" don't actually exist despite marketing claims.</text:p>
      <text:p text:style-name="Text_20_body"><text:span text:style-name="Strong_20_Emphasis">Architecture limitation:</text:span> All functionality contained in monolithic symposium_manager.py file, violating separation of concerns and making maintenance increasingly difficult.</text:p>
      <text:p text:style-name="P12"/>
      <text:h text:style-name="P4" text:outline-level="2">4.0 Project Components</text:h>
      <text:h text:style-name="P5" text:outline-level="3">4.1 Directory Structure</text:h>
      <text:p text:style-name="Text_20_body">The project is contained entirely within the C:\LLMStuff\LangGraph\ folder:</text:p>
      <text:p text:style-name="P14"><text:span text:style-name="Source_20_Text">C:\LLMStuff\LangGraph\</text:span></text:p>
      <text:p text:style-name="P14"><text:span text:style-name="Source_20_Text">│</text:span></text:p>
      <text:p text:style-name="P14"><text:span text:style-name="Source_20_Text">├── symposium_env/ <text:s text:c="9"/># Python virtual environment</text:span></text:p>
      <text:p text:style-name="P14"><text:span text:style-name="Source_20_Text">├── .env <text:s text:c="19"/># API Key storage</text:span></text:p>
      <text:p text:style-name="P14"><text:span text:style-name="Source_20_Text">├── models/ <text:s text:c="16"/># Core domain logic</text:span></text:p>
      <text:p text:style-name="P14"><text:span text:style-name="Source_20_Text">│ <text:s text:c="2"/>├── agent.py <text:s text:c="10"/># Agent definitions and provider factory</text:span></text:p>
      <text:p text:style-name="P14"><text:span text:style-name="Source_20_Text">│ <text:s text:c="2"/>├── symposium.py <text:s text:c="6"/># Agent registry management</text:span></text:p>
      <text:p text:style-name="P14"><text:span text:style-name="Source_20_Text">│ <text:s text:c="2"/>├── workflow.py <text:s text:c="7"/># LangGraph workflow creation</text:span></text:p>
      <text:p text:style-name="P14"><text:span text:style-name="Source_20_Text">│ <text:s text:c="2"/>└── tools/ <text:s text:c="12"/># Tool implementations</text:span></text:p>
      <text:p text:style-name="P14"><text:span text:style-name="Source_20_Text">│ <text:s text:c="6"/>├── calculator.py <text:s text:c="8"/># Fast arithmetic</text:span></text:p>
      <text:p text:style-name="P14"><text:soft-page-break/><text:span text:style-name="Source_20_Text">│ <text:s text:c="6"/>└── python_executor.py <text:s text:c="2"/># Whitelist Python execution</text:span></text:p>
      <text:p text:style-name="P14"><text:span text:style-name="Source_20_Text">├── controllers/ <text:s text:c="10"/># Orchestration logic</text:span></text:p>
      <text:p text:style-name="P14"><text:span text:style-name="Source_20_Text">│ <text:s text:c="2"/>└── orchestrator.py <text:s text:c="2"/># Message routing and agent selection</text:span></text:p>
      <text:p text:style-name="P14"><text:span text:style-name="Source_20_Text">├── views/ <text:s text:c="16"/># User interfaces</text:span></text:p>
      <text:p text:style-name="P14"><text:span text:style-name="Source_20_Text">│ <text:s text:c="2"/>└── cli.py <text:s text:c="11"/># Command-line testing interface</text:span></text:p>
      <text:p text:style-name="P14"><text:span text:style-name="Source_20_Text">├── symposium_manager_v1.py <text:s text:c="3"/># Legacy monolithic backup</text:span></text:p>
      <text:p text:style-name="P14"><text:span text:style-name="Source_20_Text">├── symposium_manager_v2.py <text:s text:c="3"/># Clean modular entry point</text:span></text:p>
      <text:p text:style-name="P14"><text:span text:style-name="Source_20_Text">├── harness.py <text:s text:c="12"/># Legacy testing script</text:span></text:p>
      <text:p text:style-name="P14"><text:span text:style-name="Source_20_Text">├── two_scientists.py <text:s text:c="6"/># Legacy two-agent demo</text:span></text:p>
      <text:p text:style-name="P14"><text:span text:style-name="Source_20_Text">├── hello_langgraph.py <text:s text:c="5"/># Legacy LangGraph test</text:span></text:p>
      <text:p text:style-name="P14"><text:span text:style-name="Source_20_Text">├── run.bat <text:s text:c="15"/># Convenience script</text:span></text:p>
      <text:p text:style-name="P14"><text:span text:style-name="Source_20_Text">└── setup.bat <text:s text:c="13"/># Environment setup script</text:span></text:p>
      <text:h text:style-name="P5" text:outline-level="3">4.2 Environment Configuration</text:h>
      <text:list text:style-name="L7">
        <text:list-item>
          <text:p text:style-name="P18"><text:span text:style-name="Strong_20_Emphasis">Python Version:</text:span> 3.13 </text:p>
        </text:list-item>
        <text:list-item>
          <text:p text:style-name="P18"><text:span text:style-name="Strong_20_Emphasis">Virtual Environment:</text:span> symposium_env </text:p>
        </text:list-item>
        <text:list-item>
          <text:p text:style-name="P19"><text:span text:style-name="Strong_20_Emphasis">Core Framework:</text:span> LangGraph with LangChain provider integrations </text:p>
        </text:list-item>
      </text:list>
      <text:h text:style-name="P5" text:outline-level="3">4.3 API Configuration</text:h>
      <text:p text:style-name="Text_20_body">All API keys stored in .env file for: Google AI (Gemini), Anthropic (Claude), Groq, Mistral, Cerebras, Google Search, and LangSmith.</text:p>
      <text:p text:style-name="P12"/>
      <text:h text:style-name="P4" text:outline-level="2">5.0 Project History and Design Evolution</text:h>
      <text:p text:style-name="Text_20_body">The project began with AutoGen Studio exploration, but pivoted to LangGraph for superior selective context management capabilities. Key milestones included establishing basic LangGraph connectivity, implementing two-agent conversations, resolving multi-provider tool execution challenges, and ultimately achieving clean MVC architectural refactoring.</text:p>
      <text:p text:style-name="Text_20_body"><text:span text:style-name="Strong_20_Emphasis">Critical architectural decision:</text:span> Framework-first approach for tool integration rather than ad-hoc tool addition. This proved essential when provider compatibility issues emerged, requiring systematic rather than piecemeal solutions.</text:p>
      <text:p text:style-name="Text_20_body">The debugging methodology of examining actual API responses rather than making assumptions about compatibility accelerated problem resolution significantly.</text:p>
      <text:p text:style-name="P12"/>
      <text:h text:style-name="P4" text:outline-level="2"><text:soft-page-break/>Appendix A: Collaboration Profile</text:h>
      <text:h text:style-name="P5" text:outline-level="3">A.1 Director Profile (Nick)</text:h>
      <text:p text:style-name="Text_20_body"><text:span text:style-name="Strong_20_Emphasis">Expertise:</text:span> Multi-disciplinary academic background with advanced degrees in Computer Science (Theoretical CS, Algorithm Design, Graph Theory, Data Mining), Electrical Engineering, Mathematical Logic, Game Theory, Philosophy of Science and Mind, Cognitive Science, and Decision Theory. University teaching experience in Discrete Mathematics, Algorithm Design, and Object-Oriented Programming with Java. To be treated as subject matter expert and peer collaborator.</text:p>
      <text:p text:style-name="Text_20_body"><text:span text:style-name="Strong_20_Emphasis">Analytical Style:</text:span> Graduate seminar methodology - questions every premise, requires first-principles understanding, uses Socratic approach for stress-testing hypotheses. Primary goal is arriving at correct answers through rigorous adversarial process, not being proven right.</text:p>
      <text:h text:style-name="P5" text:outline-level="3"><text:line-break/>A.<text:span text:style-name="T1">2</text:span> Document Management Schema</text:h>
      <text:p text:style-name="Text_20_body"><text:span text:style-name="Strong_20_Emphasis">Fixed Structure (Never Changes):</text:span></text:p>
      <text:list text:style-name="L8">
        <text:list-item>
          <text:p text:style-name="P20">Chapter 0-2: The manifesto and architectural vision </text:p>
        </text:list-item>
        <text:list-item>
          <text:p text:style-name="P21">Final sections: Project components, environment details, API configuration </text:p>
        </text:list-item>
      </text:list>
      <text:p text:style-name="Text_20_body"><text:span text:style-name="Strong_20_Emphasis">Living Structure (Updates with milestones):</text:span></text:p>
      <text:list text:style-name="L9">
        <text:list-item>
          <text:p text:style-name="P22"><text:span text:style-name="Strong_20_Emphasis">Section 2.0:</text:span> Always "Current Status &amp; Immediate Next Step" - complete current implementation, technical state, next actions </text:p>
        </text:list-item>
        <text:list-item>
          <text:p text:style-name="P23"><text:span text:style-name="Strong_20_Emphasis">Section 3.0+:</text:span> Historical snapshots in reverse chronological order </text:p>
        </text:list-item>
      </text:list>
      <text:p text:style-name="Text_20_body"><text:span text:style-name="Strong_20_Emphasis">Update Process:</text:span></text:p>
      <text:list text:style-name="L10">
        <text:list-item>
          <text:p text:style-name="P24">At milestones, shift numbered sections down by one (2.0 → 3.0, 3.0 → 4.0, etc.) </text:p>
        </text:list-item>
        <text:list-item>
          <text:p text:style-name="P24">Create new Section 2.0 with complete current state </text:p>
        </text:list-item>
        <text:list-item>
          <text:p text:style-name="P24">Historical sections become brief summaries with implementation references to current section </text:p>
        </text:list-item>
        <text:list-item>
          <text:p text:style-name="P25">Never duplicate code listings in historical sections </text:p>
        </text:list-item>
      </text:list>
      <text:p text:style-name="Text_20_body"><text:span text:style-name="Strong_20_Emphasis">Critical Details to Capture:</text:span></text:p>
      <text:list text:style-name="L11">
        <text:list-item>
          <text:p text:style-name="P26">Technical solutions to integration problems (like Cerebras workarounds) </text:p>
        </text:list-item>
        <text:list-item>
          <text:p text:style-name="P26">Provider-specific quirks and debugging insights </text:p>
        </text:list-item>
        <text:list-item>
          <text:p text:style-name="P26">Architecture decisions and rejected alternatives </text:p>
        </text:list-item>
        <text:list-item>
          <text:p text:style-name="P27">Key breakthroughs that prevent future time waste </text:p>
        </text:list-item>
      </text:list>
      <text:p text:style-name="P28"><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Nick Pappas</meta:initial-creator>
    <meta:creation-date>2025-08-31T13:46:18.570617400</meta:creation-date>
    <dc:date>2025-09-01T13:05:55.854504000</dc:date>
    <dc:creator>Nick Pappas</dc:creator>
    <meta:editing-duration>PT21H47M36S</meta:editing-duration>
    <meta:editing-cycles>5</meta:editing-cycles>
    <meta:generator>LibreOffice/25.2.5.2$Windows_X86_64 LibreOffice_project/03d19516eb2e1dd5d4ccd751a0d6f35f35e08022</meta:generator>
    <meta:print-date>2025-09-01T13:07:03.211617500</meta:print-date>
    <meta:printed-by>PDF files: Nick Pappas</meta:printed-by>
    <meta:document-statistic meta:table-count="0" meta:image-count="0" meta:object-count="0" meta:page-count="23" meta:paragraph-count="654" meta:word-count="3440" meta:character-count="32519" meta:non-whitespace-character-count="24928"/>
  </office:meta>
</office:document-meta>
</file>